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26.67mm"/>
    </style:style>
    <style:style style:name="co9" style:family="table-column">
      <style:table-column-properties fo:break-before="auto" style:column-width="25.7mm"/>
    </style:style>
    <style:style style:name="co10" style:family="table-column">
      <style:table-column-properties fo:break-before="auto" style:column-width="24.85mm"/>
    </style:style>
    <style:style style:name="co11" style:family="table-column">
      <style:table-column-properties fo:break-before="auto" style:column-width="2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fo:color="#ff0000" style:font-name="Liberation Sans" fo:font-size="10pt" style:font-size-asian="10pt" style:font-size-complex="10pt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ackground-color="#be3f3f"/>
      <style:text-properties style:use-window-font-color="true"/>
    </style:style>
    <style:style style:name="ce17" style:family="table-cell" style:parent-style-name="Default">
      <style:text-properties fo:color="#8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ultiplicidad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UHF</text:p>
          </table:table-cell>
          <table:table-cell office:value-type="string" calcext:value-type="string">
            <text:p>RHF</text:p>
          </table:table-cell>
          <table:table-cell office:value-type="string" calcext:value-type="string">
            <text:p>ROHF</text:p>
          </table:table-cell>
          <table:table-cell/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Singlete</text:p>
          </table:table-cell>
          <table:table-cell table:number-columns-repeated="2" office:value-type="float" office:value="-394.315553" calcext:value-type="float">
            <text:p>-394,315553</text:p>
          </table:table-cell>
          <table:table-cell table:number-columns-repeated="2"/>
          <table:table-cell office:value-type="string" calcext:value-type="string">
            <text:p>sto-3g</text:p>
          </table:table-cell>
        </table:table-row>
        <table:table-row table:style-name="ro1">
          <table:table-cell office:value-type="string" calcext:value-type="string">
            <text:p>Triplete</text:p>
          </table:table-cell>
          <table:table-cell office:value-type="float" office:value="-394.0070163" calcext:value-type="float">
            <text:p>-394,0070163</text:p>
          </table:table-cell>
          <table:table-cell/>
          <table:table-cell office:value-type="float" office:value="-394.002278" calcext:value-type="float">
            <text:p>-394,002278</text:p>
          </table:table-cell>
          <table:table-cell table:number-columns-repeated="2"/>
        </table:table-row>
      </table:table>
      <table:table table:name="Geometria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style-name="Default" table:number-columns-repeated="2"/>
          <table:table-cell table:number-columns-repeated="2"/>
          <table:table-cell table:style-name="ce7" office:value-type="string" calcext:value-type="string">
            <text:p>Ex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o-3g</text:p>
          </table:table-cell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065" calcext:value-type="float">
            <text:p>0,102065</text:p>
          </table:table-cell>
          <table:table-cell table:number-columns-repeated="4"/>
          <table:table-cell table:style-name="ce7"/>
          <table:table-cell table:style-name="ce6" office:value-type="string" calcext:value-type="string">
            <text:p>S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103" calcext:value-type="float">
            <text:p>0,10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394.3116301" calcext:value-type="float">
            <text:p>-394,3116301</text:p>
          </table:table-cell>
          <table:table-cell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0.959977" calcext:value-type="float">
            <text:p>0,959977</text:p>
          </table:table-cell>
          <table:table-cell office:value-type="float" office:value="-0.816518" calcext:value-type="float">
            <text:p>-0,816518</text:p>
          </table:table-cell>
          <table:table-cell office:value-type="string" calcext:value-type="string">
            <text:p>RMS</text:p>
          </table:table-cell>
          <table:table-cell table:formula="of:=SQRT(([.E3]-[.N$3])^2+([.F3]-[.O$3])^2+([.E4]-[.N$4])^2+([.F4]-[.O$4])^2+([.F2]-[.O$2])^2)" office:value-type="float" office:value="0.010729880288242" calcext:value-type="float">
            <text:p>0,010729880288242</text:p>
          </table:table-cell>
          <table:table-cell table:number-columns-repeated="2"/>
          <table:table-cell table:style-name="ce7"/>
          <table:table-cell table:style-name="ce6" office:value-type="string" calcext:value-type="string">
            <text:p>H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9616" calcext:value-type="float">
            <text:p>0,9616</text:p>
          </table:table-cell>
          <table:table-cell table:style-name="ce6" office:value-type="float" office:value="-0.8239" calcext:value-type="float">
            <text:p>-0,82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float" office:value="0" calcext:value-type="float">
            <text:p>0</text:p>
          </table:table-cell>
          <table:table-cell office:value-type="float" office:value="-0.959977" calcext:value-type="float">
            <text:p>-0,959977</text:p>
          </table:table-cell>
          <table:table-cell office:value-type="float" office:value="-0.816518" calcext:value-type="float">
            <text:p>-0,816518</text:p>
          </table:table-cell>
          <table:table-cell table:style-name="ce9" office:value-type="string" calcext:value-type="string">
            <text:p>Freq</text:p>
          </table:table-cell>
          <table:table-cell table:style-name="ce9" office:value-type="string" calcext:value-type="string">
            <text:p>positivas</text:p>
          </table:table-cell>
          <table:table-cell table:number-columns-repeated="2"/>
          <table:table-cell table:style-name="ce7"/>
          <table:table-cell table:style-name="ce6" office:value-type="string" calcext:value-type="string">
            <text:p>H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0.9616" calcext:value-type="float">
            <text:p>-0,9616</text:p>
          </table:table-cell>
          <table:table-cell table:style-name="ce6" office:value-type="float" office:value="-0.8239" calcext:value-type="float">
            <text:p>-0,8239</text:p>
          </table:table-cell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6-31g</text:p>
          </table:table-cell>
          <table:table-cell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506" calcext:value-type="float">
            <text:p>0,100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398.6275514" calcext:value-type="float">
            <text:p>-398,6275514</text:p>
          </table:table-cell>
          <table:table-cell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1.006563" calcext:value-type="float">
            <text:p>1,006563</text:p>
          </table:table-cell>
          <table:table-cell office:value-type="float" office:value="-0.804047" calcext:value-type="float">
            <text:p>-0,804047</text:p>
          </table:table-cell>
          <table:table-cell office:value-type="string" calcext:value-type="string">
            <text:p>RMS</text:p>
          </table:table-cell>
          <table:table-cell table:formula="of:=SQRT(([.E9]-[.N$3])^2+([.F9]-[.O$3])^2+([.E10]-[.N$4])^2+([.F10]-[.O$4])^2+([.F8]-[.O$2])^2)" office:value-type="float" office:value="0.746477705966555" calcext:value-type="float">
            <text:p>0,7464777059665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office:value-type="float" office:value="0" calcext:value-type="float">
            <text:p>0</text:p>
          </table:table-cell>
          <table:table-cell office:value-type="float" office:value="-1.006563" calcext:value-type="float">
            <text:p>-1,006563</text:p>
          </table:table-cell>
          <table:table-cell office:value-type="float" office:value="-0.0804047" calcext:value-type="float">
            <text:p>-0,0804047</text:p>
          </table:table-cell>
          <table:table-cell table:style-name="ce9" office:value-type="string" calcext:value-type="string">
            <text:p>Freq</text:p>
          </table:table-cell>
          <table:table-cell table:style-name="ce9" office:value-type="string" calcext:value-type="string">
            <text:p>positivas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6-31gdp</text:p>
          </table:table-cell>
          <table:table-cell table:style-name="ce8" office:value-type="string" calcext:value-type="string">
            <text:p>S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10688" calcext:value-type="float">
            <text:p>0,10688</text:p>
          </table:table-cell>
          <table:table-cell table:style-name="ce9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-398.6760496" calcext:value-type="float">
            <text:p>-398,6760496</text:p>
          </table:table-cell>
          <table:table-cell table:style-name="ce8" office:value-type="string" calcext:value-type="string">
            <text:p>H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973667" calcext:value-type="float">
            <text:p>0,973667</text:p>
          </table:table-cell>
          <table:table-cell table:style-name="ce9" office:value-type="float" office:value="-0.805507" calcext:value-type="float">
            <text:p>-0,805507</text:p>
          </table:table-cell>
          <table:table-cell table:style-name="ce10" office:value-type="string" calcext:value-type="string">
            <text:p>RMS</text:p>
          </table:table-cell>
          <table:table-cell table:style-name="ce10" table:formula="of:=SQRT(([.E15]-[.N$3])^2+([.F15]-[.O$3])^2+([.E16]-[.N$4])^2+([.F16]-[.O$4])^2+([.F14]-[.O$2])^2)" office:value-type="float" office:value="0.0313509852476761" calcext:value-type="float">
            <text:p>0,03135098524767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H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0.973667" calcext:value-type="float">
            <text:p>-0,973667</text:p>
          </table:table-cell>
          <table:table-cell table:style-name="ce9" office:value-type="float" office:value="-0.805507" calcext:value-type="float">
            <text:p>-0,805507</text:p>
          </table:table-cell>
          <table:table-cell table:style-name="ce9" office:value-type="string" calcext:value-type="string">
            <text:p>Freq</text:p>
          </table:table-cell>
          <table:table-cell table:style-name="ce9" office:value-type="string" calcext:value-type="string">
            <text:p>positivas</text:p>
          </table:table-cell>
          <table:table-cell table:number-columns-repeated="7"/>
        </table:table-row>
      </table:table>
      <table:table table:name="NB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tom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Energí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r(1S)</text:p>
          </table:table-cell>
          <table:table-cell office:value-type="string" calcext:value-type="string">
            <text:p>2.00000</text:p>
          </table:table-cell>
          <table:table-cell office:value-type="string" calcext:value-type="string">
            <text:p>-91.2053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r(2S)</text:p>
          </table:table-cell>
          <table:table-cell office:value-type="string" calcext:value-type="string">
            <text:p>1.99922</text:p>
          </table:table-cell>
          <table:table-cell office:value-type="string" calcext:value-type="string">
            <text:p>-8.783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(3S)</text:p>
          </table:table-cell>
          <table:table-cell office:value-type="string" calcext:value-type="string">
            <text:p>1.74074</text:p>
          </table:table-cell>
          <table:table-cell office:value-type="string" calcext:value-type="string">
            <text:p>-0.946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yd(4S)</text:p>
          </table:table-cell>
          <table:table-cell office:value-type="string" calcext:value-type="string">
            <text:p>0.00274</text:p>
          </table:table-cell>
          <table:table-cell office:value-type="string" calcext:value-type="string">
            <text:p>0.7223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Cor(2p)</text:p>
          </table:table-cell>
          <table:table-cell office:value-type="string" calcext:value-type="string">
            <text:p>2.00000</text:p>
          </table:table-cell>
          <table:table-cell office:value-type="string" calcext:value-type="string">
            <text:p>-6.5877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Val(3p)</text:p>
          </table:table-cell>
          <table:table-cell office:value-type="string" calcext:value-type="string">
            <text:p>1.99642</text:p>
          </table:table-cell>
          <table:table-cell office:value-type="string" calcext:value-type="string">
            <text:p>-0.395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Ryd(4p)</text:p>
          </table:table-cell>
          <table:table-cell office:value-type="string" calcext:value-type="string">
            <text:p>0.00358</text:p>
          </table:table-cell>
          <table:table-cell office:value-type="string" calcext:value-type="string">
            <text:p>0.7037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Cor(2p)</text:p>
          </table:table-cell>
          <table:table-cell office:value-type="string" calcext:value-type="string">
            <text:p>1.99983</text:p>
          </table:table-cell>
          <table:table-cell office:value-type="string" calcext:value-type="string">
            <text:p>-6.5903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al(3p)</text:p>
          </table:table-cell>
          <table:table-cell office:value-type="string" calcext:value-type="string">
            <text:p>1.08130</text:p>
          </table:table-cell>
          <table:table-cell office:value-type="string" calcext:value-type="string">
            <text:p>-0.1920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Ryd(4p)</text:p>
          </table:table-cell>
          <table:table-cell office:value-type="string" calcext:value-type="string">
            <text:p>0.00659</text:p>
          </table:table-cell>
          <table:table-cell office:value-type="string" calcext:value-type="string">
            <text:p>0.6841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Cor(2p)</text:p>
          </table:table-cell>
          <table:table-cell office:value-type="string" calcext:value-type="string">
            <text:p>1.99983</text:p>
          </table:table-cell>
          <table:table-cell office:value-type="string" calcext:value-type="string">
            <text:p>-6.5894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Val(3p)</text:p>
          </table:table-cell>
          <table:table-cell office:value-type="string" calcext:value-type="string">
            <text:p>1.43588</text:p>
          </table:table-cell>
          <table:table-cell office:value-type="string" calcext:value-type="string">
            <text:p>-0.2687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Ryd(4p)</text:p>
          </table:table-cell>
          <table:table-cell office:value-type="string" calcext:value-type="string">
            <text:p>0.00033</text:p>
          </table:table-cell>
          <table:table-cell office:value-type="string" calcext:value-type="string">
            <text:p>0.6915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(1S)</text:p>
          </table:table-cell>
          <table:table-cell office:value-type="string" calcext:value-type="string">
            <text:p>0.86582</text:p>
          </table:table-cell>
          <table:table-cell office:value-type="string" calcext:value-type="string">
            <text:p>-0.1173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yd(2S)</text:p>
          </table:table-cell>
          <table:table-cell office:value-type="string" calcext:value-type="string">
            <text:p>0.00096</text:p>
          </table:table-cell>
          <table:table-cell office:value-type="string" calcext:value-type="string">
            <text:p>0.9891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al(1S)</text:p>
          </table:table-cell>
          <table:table-cell office:value-type="string" calcext:value-type="string">
            <text:p>0.86582</text:p>
          </table:table-cell>
          <table:table-cell office:value-type="string" calcext:value-type="string">
            <text:p>-0.1173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yd(2S)</text:p>
          </table:table-cell>
          <table:table-cell office:value-type="string" calcext:value-type="string">
            <text:p>0.00096</text:p>
          </table:table-cell>
          <table:table-cell office:value-type="string" calcext:value-type="string">
            <text:p>0.98918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Atomo</text:p>
          </table:table-cell>
          <table:table-cell office:value-type="string" calcext:value-type="string">
            <text:p>Nro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Rydberg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-0.26645" calcext:value-type="float">
            <text:p>-0,26645</text:p>
          </table:table-cell>
          <table:table-cell office:value-type="float" office:value="9.99888" calcext:value-type="float">
            <text:p>9,99888</text:p>
          </table:table-cell>
          <table:table-cell office:value-type="float" office:value="6.25434" calcext:value-type="float">
            <text:p>6,25434</text:p>
          </table:table-cell>
          <table:table-cell office:value-type="float" office:value="0.01324" calcext:value-type="float">
            <text:p>0,01324</text:p>
          </table:table-cell>
          <table:table-cell office:value-type="float" office:value="16.26645" calcext:value-type="float">
            <text:p>16,26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0.13323" calcext:value-type="float">
            <text:p>0,13323</text:p>
          </table:table-cell>
          <table:table-cell office:value-type="float" office:value="0" calcext:value-type="float">
            <text:p>0</text:p>
          </table:table-cell>
          <table:table-cell office:value-type="float" office:value="0.86582" calcext:value-type="float">
            <text:p>0,86582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86677" calcext:value-type="float">
            <text:p>0,86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office:value-type="float" office:value="0.13323" calcext:value-type="float">
            <text:p>0,13323</text:p>
          </table:table-cell>
          <table:table-cell office:value-type="float" office:value="0" calcext:value-type="float">
            <text:p>0</text:p>
          </table:table-cell>
          <table:table-cell office:value-type="float" office:value="0.86582" calcext:value-type="float">
            <text:p>0,86582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86677" calcext:value-type="float">
            <text:p>0,866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.00000</text:p>
          </table:table-cell>
          <table:table-cell office:value-type="string" calcext:value-type="string">
            <text:p>9.99888</text:p>
          </table:table-cell>
          <table:table-cell office:value-type="float" office:value="7.98597" calcext:value-type="float">
            <text:p>7,98597</text:p>
          </table:table-cell>
          <table:table-cell office:value-type="float" office:value="0.01515" calcext:value-type="float">
            <text:p>0,015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2" office:value-type="string" calcext:value-type="string">
            <text:p>Dipolo natural</text:p>
          </table:table-cell>
          <table:table-cell table:style-name="ce11"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1828" calcext:value-type="float">
            <text:p>0,961828</text:p>
          </table:table-cell>
          <table:table-cell office:value-type="float" office:value="-0.824125" calcext:value-type="float">
            <text:p>-0,824125</text:p>
          </table:table-cell>
          <table:table-cell table:number-columns-repeated="2"/>
          <table:table-cell table:style-name="ce12" table:formula="of:=[.C33]*[.$C$27]+[.$C$28]*[.C34]+[.$C$29]*[.C35]" office:value-type="float" office:value="0" calcext:value-type="float">
            <text:p>0</text:p>
          </table:table-cell>
          <table:table-cell table:style-name="ce12" table:formula="of:=[.D33]*[.$C$27]+[.$C$28]*[.D34]+[.$C$29]*[.D35]" office:value-type="float" office:value="0" calcext:value-type="float">
            <text:p>0</text:p>
          </table:table-cell>
          <table:table-cell table:style-name="ce12" table:formula="of:=[.E33]*[.$C$27]+[.$C$28]*[.E34]+[.$C$29]*[.E35]" office:value-type="float" office:value="-0.2195963475" calcext:value-type="float">
            <text:p>-0,2195963475</text:p>
          </table:table-cell>
          <table:table-cell table:style-name="ce12" table:formula="of:=SQRT([.H34]^2+[.I34]^2+[.J34]^2)" office:value-type="float" office:value="0.2195963475" calcext:value-type="float">
            <text:p>0,219596347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961828" calcext:value-type="float">
            <text:p>-0,961828</text:p>
          </table:table-cell>
          <table:table-cell office:value-type="float" office:value="-0.824125" calcext:value-type="float">
            <text:p>-0,82412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1" office:value-type="string" calcext:value-type="string">
            <text:p>Cargas naturales</text:p>
          </table:table-cell>
          <table:table-cell table:style-name="ce11"/>
          <table:table-cell table:style-name="ce12" office:value-type="string" calcext:value-type="string">
            <text:p>Carga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-0.26645" calcext:value-type="float">
            <text:p>-0,2664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3323" calcext:value-type="float">
            <text:p>0,1332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0.961828" calcext:value-type="float">
            <text:p>0,961828</text:p>
          </table:table-cell>
          <table:table-cell table:style-name="ce16" office:value-type="float" office:value="-0.824125" calcext:value-type="float">
            <text:p>-0,824125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H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3323" calcext:value-type="float">
            <text:p>0,1332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0.961828" calcext:value-type="float">
            <text:p>-0,961828</text:p>
          </table:table-cell>
          <table:table-cell table:style-name="ce16" office:value-type="float" office:value="-0.824125" calcext:value-type="float">
            <text:p>-0,8241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>
            <text:p>Dipolo <text:s/>[debye]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5" office:value-type="float" office:value="-0.2195963475" calcext:value-type="float">
            <text:p>-0,21959634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text:p>Total</text:p>
          </table:table-cell>
          <table:table-cell table:style-name="ce15" office:value-type="float" office:value="0.2195963475" calcext:value-type="float">
            <text:p>0,2195963475</text:p>
          </table:table-cell>
          <table:table-cell table:number-columns-repeated="7"/>
        </table:table-row>
      </table:table>
      <table:table table:name="Ionizacion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HF</text:p>
          </table:table-cell>
          <table:table-cell office:value-type="string" calcext:value-type="string">
            <text:p>Orbitales</text:p>
          </table:table-cell>
          <table:table-cell office:value-type="string" calcext:value-type="string">
            <text:p>Ocupdos</text:p>
          </table:table-cell>
          <table:table-cell table:number-columns-repeated="3"/>
          <table:table-cell office:value-type="string" calcext:value-type="string">
            <text:p>Image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-21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Iso-valor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Energía orbitaliaria</text:p>
          </table:table-cell>
          <table:table-cell table:number-columns-repeated="6"/>
          <table:table-cell office:value-type="string" calcext:value-type="string">
            <text:p>HOMO</text:p>
          </table:table-cell>
          <table:table-cell office:value-type="string" calcext:value-type="string">
            <text:p>LOM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A1)--O</text:p>
          </table:table-cell>
          <table:table-cell office:value-type="float" office:value="-91.31955" calcext:value-type="float">
            <text:p>-91,31955</text:p>
          </table:table-cell>
          <table:table-cell table:number-columns-repeated="6"/>
          <table:table-cell office:value-type="string" calcext:value-type="string">
            <text:p>(B1)--O</text:p>
          </table:table-cell>
          <table:table-cell office:value-type="string" calcext:value-type="string">
            <text:p>(B2)--V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A1)--O</text:p>
          </table:table-cell>
          <table:table-cell office:value-type="float" office:value="-8.92265" calcext:value-type="float">
            <text:p>-8,92265</text:p>
          </table:table-cell>
          <table:table-cell table:number-columns-repeated="5"/>
          <table:table-cell office:value-type="string" calcext:value-type="string">
            <text:p>EIGENVALUES</text:p>
          </table:table-cell>
          <table:table-cell office:value-type="float" office:value="-0.39279" calcext:value-type="float">
            <text:p>-0,39279</text:p>
          </table:table-cell>
          <table:table-cell office:value-type="float" office:value="0.18106" calcext:value-type="float">
            <text:p>0,18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B2)--O</text:p>
          </table:table-cell>
          <table:table-cell office:value-type="float" office:value="-6.59767" calcext:value-type="float">
            <text:p>-6,597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A1)--O</text:p>
          </table:table-cell>
          <table:table-cell office:value-type="float" office:value="-6.59584" calcext:value-type="float">
            <text:p>-6,5958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B1)--O</text:p>
          </table:table-cell>
          <table:table-cell office:value-type="float" office:value="-6.59227" calcext:value-type="float">
            <text:p>-6,592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PX</text:p>
          </table:table-cell>
          <table:table-cell office:value-type="float" office:value="-0.26298" calcext:value-type="float">
            <text:p>-0,262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A1)--O</text:p>
          </table:table-cell>
          <table:table-cell office:value-type="float" office:value="-1.00328" calcext:value-type="float">
            <text:p>-1,003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PY</text:p>
          </table:table-cell>
          <table:table-cell office:value-type="float" office:value="0" calcext:value-type="float">
            <text:p>0</text:p>
          </table:table-cell>
          <table:table-cell office:value-type="float" office:value="-0.15634" calcext:value-type="float">
            <text:p>-0,156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B2)--O</text:p>
          </table:table-cell>
          <table:table-cell office:value-type="float" office:value="-0.59226" calcext:value-type="float">
            <text:p>-0,592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P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A1)--O</text:p>
          </table:table-cell>
          <table:table-cell office:value-type="float" office:value="-0.4939" calcext:value-type="float">
            <text:p>-0,49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(B1)--O</text:p>
          </table:table-cell>
          <table:table-cell table:style-name="ce18" office:value-type="float" office:value="-0.39279" calcext:value-type="float">
            <text:p>-0,392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PX</text:p>
          </table:table-cell>
          <table:table-cell office:value-type="float" office:value="0.55818" calcext:value-type="float">
            <text:p>0,558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(B2)--V</text:p>
          </table:table-cell>
          <table:table-cell table:style-name="ce18" office:value-type="float" office:value="0.18106" calcext:value-type="float">
            <text:p>0,181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PY</text:p>
          </table:table-cell>
          <table:table-cell office:value-type="float" office:value="0" calcext:value-type="float">
            <text:p>0</text:p>
          </table:table-cell>
          <table:table-cell office:value-type="float" office:value="0.31821" calcext:value-type="float">
            <text:p>0,318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(A1)--V</text:p>
          </table:table-cell>
          <table:table-cell office:value-type="float" office:value="0.21075" calcext:value-type="float">
            <text:p>0,210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P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B2)--V</text:p>
          </table:table-cell>
          <table:table-cell office:value-type="float" office:value="0.66603" calcext:value-type="float">
            <text:p>0,6660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(A1)--V</text:p>
          </table:table-cell>
          <table:table-cell office:value-type="float" office:value="0.68035" calcext:value-type="float">
            <text:p>0,680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PX</text:p>
          </table:table-cell>
          <table:table-cell office:value-type="float" office:value="0.57384" calcext:value-type="float">
            <text:p>0,573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(A1)--V</text:p>
          </table:table-cell>
          <table:table-cell office:value-type="float" office:value="0.69569" calcext:value-type="float">
            <text:p>0,695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PY</text:p>
          </table:table-cell>
          <table:table-cell office:value-type="float" office:value="0" calcext:value-type="float">
            <text:p>0</text:p>
          </table:table-cell>
          <table:table-cell office:value-type="float" office:value="1.15483" calcext:value-type="float">
            <text:p>1,1548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(B1)--V</text:p>
          </table:table-cell>
          <table:table-cell office:value-type="float" office:value="0.70576" calcext:value-type="float">
            <text:p>0,705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P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1)--V</text:p>
          </table:table-cell>
          <table:table-cell office:value-type="float" office:value="1.16059" calcext:value-type="float">
            <text:p>1,160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S</text:p>
          </table:table-cell>
          <table:table-cell office:value-type="float" office:value="0" calcext:value-type="float">
            <text:p>0</text:p>
          </table:table-cell>
          <table:table-cell office:value-type="float" office:value="-0.13678" calcext:value-type="float">
            <text:p>-0,1367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B2)--V</text:p>
          </table:table-cell>
          <table:table-cell office:value-type="float" office:value="1.19645" calcext:value-type="float">
            <text:p>1,196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float" office:value="-1.0369" calcext:value-type="float">
            <text:p>-1,0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S</text:p>
          </table:table-cell>
          <table:table-cell office:value-type="float" office:value="0" calcext:value-type="float">
            <text:p>0</text:p>
          </table:table-cell>
          <table:table-cell office:value-type="float" office:value="0.13678" calcext:value-type="float">
            <text:p>0,136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float" office:value="1.0369" calcext:value-type="float">
            <text:p>1,036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2" office:value-type="string" calcext:value-type="string">
            <text:p>Mulliken</text:p>
          </table:table-cell>
          <table:table-cell table:style-name="ce11" table:number-columns-repeated="4"/>
          <table:table-cell table:number-columns-repeated="8"/>
        </table:table-row>
        <table:table-row table:style-name="ro1">
          <table:table-cell table:style-name="ce12" office:value-type="string" calcext:value-type="string">
            <text:p>3-21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-396.7039571</text:p>
          </table:table-cell>
          <table:table-cell table:style-name="ce11" table:number-columns-repeated="2"/>
          <table:table-cell table:number-columns-repeated="8"/>
        </table:table-row>
        <table:table-row table:style-name="ro1">
          <table:table-cell table:style-name="ce12" office:value-type="string" calcext:value-type="string">
            <text:p>H2S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-0.158177</text:p>
          </table:table-cell>
          <table:table-cell table:style-name="ce12" office:value-type="string" calcext:value-type="string">
            <text:p>e-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F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0.079089</text:p>
          </table:table-cell>
          <table:table-cell table:style-name="ce12" office:value-type="string" calcext:value-type="string">
            <text:p>e-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Singlet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0.079089</text:p>
          </table:table-cell>
          <table:table-cell table:style-name="ce12" office:value-type="string" calcext:value-type="string">
            <text:p>e-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ipole</text:p>
          </table:table-cell>
          <table:table-cell table:style-name="ce11" table:number-columns-repeated="4"/>
          <table:table-cell table:number-columns-repeated="8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.8103" calcext:value-type="float">
            <text:p>-1,8103</text:p>
          </table:table-cell>
          <table:table-cell table:style-name="ce12" office:value-type="float" office:value="1.8103" calcext:value-type="float">
            <text:p>1,8103</text:p>
          </table:table-cell>
          <table:table-cell table:style-name="ce12" office:value-type="string" calcext:value-type="string">
            <text:p>deby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2" office:value-type="string" calcext:value-type="string">
            <text:p>Mulliken</text:p>
          </table:table-cell>
          <table:table-cell table:style-name="ce11" table:number-columns-repeated="4"/>
          <table:table-cell table:number-columns-repeated="8"/>
        </table:table-row>
        <table:table-row table:style-name="ro1">
          <table:table-cell table:style-name="ce12" office:value-type="string" calcext:value-type="string">
            <text:p>3-21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-396.3477957</text:p>
          </table:table-cell>
          <table:table-cell table:style-name="ce11" table:number-columns-repeated="2"/>
          <table:table-cell/>
          <table:table-cell table:style-name="ce12" office:value-type="string" calcext:value-type="string">
            <text:p>Mulliken</text:p>
          </table:table-cell>
          <table:table-cell table:number-columns-repeated="2"/>
          <table:table-cell table:style-name="ce11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>
            <text:p>H2S+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0.575089" calcext:value-type="float">
            <text:p>0,575089</text:p>
          </table:table-cell>
          <table:table-cell table:style-name="ce12" office:value-type="string" calcext:value-type="string">
            <text:p>e-</text:p>
          </table:table-cell>
          <table:table-cell/>
          <table:table-cell table:style-name="ce12" office:value-type="string" calcext:value-type="string">
            <text:p>3-21g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-396.0279275</text:p>
          </table:table-cell>
          <table:table-cell table:style-name="ce11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>
            <text:p>ROHF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0.212455" calcext:value-type="float">
            <text:p>0,212455</text:p>
          </table:table-cell>
          <table:table-cell table:style-name="ce12" office:value-type="string" calcext:value-type="string">
            <text:p>e-</text:p>
          </table:table-cell>
          <table:table-cell/>
          <table:table-cell table:style-name="ce12" office:value-type="string" calcext:value-type="string">
            <text:p>H2S+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0.843897" calcext:value-type="float">
            <text:p>0,843897</text:p>
          </table:table-cell>
          <table:table-cell table:style-name="ce12" office:value-type="string" calcext:value-type="string">
            <text:p>e-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oblet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0.212455" calcext:value-type="float">
            <text:p>0,212455</text:p>
          </table:table-cell>
          <table:table-cell table:style-name="ce12" office:value-type="string" calcext:value-type="string">
            <text:p>e-</text:p>
          </table:table-cell>
          <table:table-cell/>
          <table:table-cell table:style-name="ce12" office:value-type="string" calcext:value-type="string">
            <text:p>ROHF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0.078052" calcext:value-type="float">
            <text:p>0,078052</text:p>
          </table:table-cell>
          <table:table-cell table:style-name="ce12" office:value-type="string" calcext:value-type="string">
            <text:p>e-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ipole</text:p>
          </table:table-cell>
          <table:table-cell table:style-name="ce11" table:number-columns-repeated="4"/>
          <table:table-cell/>
          <table:table-cell table:style-name="ce12" office:value-type="string" calcext:value-type="string">
            <text:p>Cuartete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float" office:value="0.078052" calcext:value-type="float">
            <text:p>0,078052</text:p>
          </table:table-cell>
          <table:table-cell table:style-name="ce12" office:value-type="string" calcext:value-type="string">
            <text:p>e-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total</text:p>
          </table:table-cell>
          <table:table-cell table:style-name="ce11"/>
          <table:table-cell/>
          <table:table-cell table:style-name="ce12" office:value-type="string" calcext:value-type="string">
            <text:p>Dipole</text:p>
          </table:table-cell>
          <table:table-cell table:style-name="ce11" table:number-columns-repeated="4"/>
          <table:table-cell table:number-columns-repeated="2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2.2262" calcext:value-type="float">
            <text:p>-2,2262</text:p>
          </table:table-cell>
          <table:table-cell table:style-name="ce12" office:value-type="float" office:value="2.226" calcext:value-type="float">
            <text:p>2,226</text:p>
          </table:table-cell>
          <table:table-cell table:style-name="ce12" office:value-type="string" calcext:value-type="string">
            <text:p>debye</text:p>
          </table:table-cell>
          <table:table-cell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total</text:p>
          </table:table-cell>
          <table:table-cell table:style-name="ce11"/>
          <table:table-cell table:number-columns-repeated="2"/>
        </table:table-row>
        <table:table-row table:style-name="ro1">
          <table:table-cell table:number-columns-repeated="6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0.2034" calcext:value-type="float">
            <text:p>0,2034</text:p>
          </table:table-cell>
          <table:table-cell table:style-name="ce12" office:value-type="string" calcext:value-type="string">
            <text:p>debye</text:p>
          </table:table-cell>
          <table:table-cell table:number-columns-repeated="2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11"/>
          <table:table-cell office:value-type="float" office:value="0.22368" calcext:value-type="float">
            <text:p>0,2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float" office:value="0.22368" calcext:value-type="float">
            <text:p>0,2236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Disociacion" table:style-name="ta1">
        <table:shapes>
          <draw:frame draw:z-index="0" draw:style-name="gr1" draw:text-style-name="P1" svg:width="218.59mm" svg:height="122.93mm" svg:x="483.61mm" svg:y="279.33mm">
            <loext:p draw:notify-on-update-of-ranges="Disociacion.V59:Disociacion.V109 Disociacion.T58:Disociacion.T59 Disociacion.W59:Disociacion.W109 Disociacion.AB59:Disociacion.AB109 Disociacion.Z58:Disociacion.Z59 Disociacion.AC59:Disociacion.AC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8.68mm" svg:height="137.54mm" svg:x="164.37mm" svg:y="283.17mm">
            <loext:p draw:notify-on-update-of-ranges="Disociacion.E60:Disociacion.E91 Disociacion.D98:Disociacion.D133 Disociacion.B98:Disociacion.B99 Disociacion.E98:Disociacion.E133 Disociacion.D60:Disociacion.D91 Disociacion.B58:Disociacion.B59 Disociacion.E60:Disociacion.E91 Disociacion.M119:Disociacion.M169 Disociacion.K118:Disociacion.K119 Disociacion.N119:Disociacion.N1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1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R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U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UB3LY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o-3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3.60916" calcext:value-type="float">
            <text:p>-393,60916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sto-3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3.60916" calcext:value-type="float">
            <text:p>-393,60916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07166" calcext:value-type="float">
            <text:p>-398,07166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93232" calcext:value-type="float">
            <text:p>-398,932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3.60973" calcext:value-type="float">
            <text:p>-393,609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3.60973" calcext:value-type="float">
            <text:p>-393,609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8.07555" calcext:value-type="float">
            <text:p>-398,075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8.93244" calcext:value-type="float">
            <text:p>-398,932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3.61032" calcext:value-type="float">
            <text:p>-393,610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3.61032" calcext:value-type="float">
            <text:p>-393,610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8.06568" calcext:value-type="float">
            <text:p>-398,0656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8.93257" calcext:value-type="float">
            <text:p>-398,932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3.61094" calcext:value-type="float">
            <text:p>-393,610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3.61094" calcext:value-type="float">
            <text:p>-393,610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8.05671" calcext:value-type="float">
            <text:p>-398,056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8.93271" calcext:value-type="float">
            <text:p>-398,932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3.61158" calcext:value-type="float">
            <text:p>-393,611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3.61158" calcext:value-type="float">
            <text:p>-393,611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8.07928" calcext:value-type="float">
            <text:p>-398,079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9.10121" calcext:value-type="float">
            <text:p>-399,1012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3.61225" calcext:value-type="float">
            <text:p>-393,612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3.61225" calcext:value-type="float">
            <text:p>-393,612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8.93348" calcext:value-type="float">
            <text:p>-398,933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9.10123" calcext:value-type="float">
            <text:p>-399,101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3.61294" calcext:value-type="float">
            <text:p>-393,6129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3.61294" calcext:value-type="float">
            <text:p>-393,6129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8.93386" calcext:value-type="float">
            <text:p>-398,9338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9.10124" calcext:value-type="float">
            <text:p>-399,101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3.61366" calcext:value-type="float">
            <text:p>-393,613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3.61366" calcext:value-type="float">
            <text:p>-393,613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8.9344" calcext:value-type="float">
            <text:p>-398,934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9.10124" calcext:value-type="float">
            <text:p>-399,101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3.61442" calcext:value-type="float">
            <text:p>-393,614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3.61442" calcext:value-type="float">
            <text:p>-393,614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8.93536" calcext:value-type="float">
            <text:p>-398,935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9.10124" calcext:value-type="float">
            <text:p>-399,101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3.61521" calcext:value-type="float">
            <text:p>-393,615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3.61521" calcext:value-type="float">
            <text:p>-393,615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8.93665" calcext:value-type="float">
            <text:p>-398,9366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9.10125" calcext:value-type="float">
            <text:p>-399,101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3.61603" calcext:value-type="float">
            <text:p>-393,616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3.61603" calcext:value-type="float">
            <text:p>-393,616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8.93812" calcext:value-type="float">
            <text:p>-398,938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9.10127" calcext:value-type="float">
            <text:p>-399,101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3.61689" calcext:value-type="float">
            <text:p>-393,616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3.6169" calcext:value-type="float">
            <text:p>-393,616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8.9398" calcext:value-type="float">
            <text:p>-398,93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9.1013" calcext:value-type="float">
            <text:p>-399,10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3.6178" calcext:value-type="float">
            <text:p>-393,61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3.6178" calcext:value-type="float">
            <text:p>-393,61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8.94171" calcext:value-type="float">
            <text:p>-398,941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9.10135" calcext:value-type="float">
            <text:p>-399,1013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3.61875" calcext:value-type="float">
            <text:p>-393,6187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3.61876" calcext:value-type="float">
            <text:p>-393,6187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8.94387" calcext:value-type="float">
            <text:p>-398,943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9.1014" calcext:value-type="float">
            <text:p>-399,10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3.61974" calcext:value-type="float">
            <text:p>-393,619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3.61976" calcext:value-type="float">
            <text:p>-393,6197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8.94633" calcext:value-type="float">
            <text:p>-398,946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9.10146" calcext:value-type="float">
            <text:p>-399,1014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3.6208" calcext:value-type="float">
            <text:p>-393,62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3.62083" calcext:value-type="float">
            <text:p>-393,620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8.94913" calcext:value-type="float">
            <text:p>-398,9491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9.10155" calcext:value-type="float">
            <text:p>-399,101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3.62191" calcext:value-type="float">
            <text:p>-393,621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3.62197" calcext:value-type="float">
            <text:p>-393,6219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8.95233" calcext:value-type="float">
            <text:p>-398,952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9.10169" calcext:value-type="float">
            <text:p>-399,101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3.6231" calcext:value-type="float">
            <text:p>-393,62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3.6232" calcext:value-type="float">
            <text:p>-393,62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8.95596" calcext:value-type="float">
            <text:p>-398,955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9.10186" calcext:value-type="float">
            <text:p>-399,1018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3.62438" calcext:value-type="float">
            <text:p>-393,6243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3.62455" calcext:value-type="float">
            <text:p>-393,6245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8.96007" calcext:value-type="float">
            <text:p>-398,9600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9.10207" calcext:value-type="float">
            <text:p>-399,1020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3.62576" calcext:value-type="float">
            <text:p>-393,6257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3.62605" calcext:value-type="float">
            <text:p>-393,626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8.96473" calcext:value-type="float">
            <text:p>-398,9647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9.10233" calcext:value-type="float">
            <text:p>-399,102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3.62728" calcext:value-type="float">
            <text:p>-393,6272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3.62776" calcext:value-type="float">
            <text:p>-393,6277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8.97003" calcext:value-type="float">
            <text:p>-398,9700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9.10269" calcext:value-type="float">
            <text:p>-399,102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3.62898" calcext:value-type="float">
            <text:p>-393,6289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3.62978" calcext:value-type="float">
            <text:p>-393,6297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8.97603" calcext:value-type="float">
            <text:p>-398,976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9.10316" calcext:value-type="float">
            <text:p>-399,103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3.63091" calcext:value-type="float">
            <text:p>-393,6309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3.63224" calcext:value-type="float">
            <text:p>-393,6322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8.9828" calcext:value-type="float">
            <text:p>-398,982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9.10374" calcext:value-type="float">
            <text:p>-399,103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3.63316" calcext:value-type="float">
            <text:p>-393,633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3.63533" calcext:value-type="float">
            <text:p>-393,6353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8.99044" calcext:value-type="float">
            <text:p>-398,9904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9.10451" calcext:value-type="float">
            <text:p>-399,104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3.63581" calcext:value-type="float">
            <text:p>-393,635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3.63935" calcext:value-type="float">
            <text:p>-393,6393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8.99906" calcext:value-type="float">
            <text:p>-398,999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9.10551" calcext:value-type="float">
            <text:p>-399,105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3.63897" calcext:value-type="float">
            <text:p>-393,6389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3.64474" calcext:value-type="float">
            <text:p>-393,6447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9.00875" calcext:value-type="float">
            <text:p>-399,0087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9.10682" calcext:value-type="float">
            <text:p>-399,1068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3.64274" calcext:value-type="float">
            <text:p>-393,6427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3.65217" calcext:value-type="float">
            <text:p>-393,6521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9.01962" calcext:value-type="float">
            <text:p>-399,019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9.10852" calcext:value-type="float">
            <text:p>-399,108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3.64724" calcext:value-type="float">
            <text:p>-393,6472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3.66276" calcext:value-type="float">
            <text:p>-393,662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9.03181" calcext:value-type="float">
            <text:p>-399,031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9.11077" calcext:value-type="float">
            <text:p>-399,110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3.65254" calcext:value-type="float">
            <text:p>-393,6525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3.67841" calcext:value-type="float">
            <text:p>-393,6784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9.04542" calcext:value-type="float">
            <text:p>-399,0454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9.11371" calcext:value-type="float">
            <text:p>-399,113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3.6587" calcext:value-type="float">
            <text:p>-393,658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3.70457" calcext:value-type="float">
            <text:p>-393,7045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9.06055" calcext:value-type="float">
            <text:p>-399,0605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9.11756" calcext:value-type="float">
            <text:p>-399,117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3.66573" calcext:value-type="float">
            <text:p>-393,6657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3.73631" calcext:value-type="float">
            <text:p>-393,736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9.07738" calcext:value-type="float">
            <text:p>-399,0773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9.12273" calcext:value-type="float">
            <text:p>-399,122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3.67355" calcext:value-type="float">
            <text:p>-393,6735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3.77258" calcext:value-type="float">
            <text:p>-393,7725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9.09601" calcext:value-type="float">
            <text:p>-399,0960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9.12966" calcext:value-type="float">
            <text:p>-399,1296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3.68197" calcext:value-type="float">
            <text:p>-393,6819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3.81302" calcext:value-type="float">
            <text:p>-393,8130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9.11648" calcext:value-type="float">
            <text:p>-399,1164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9.13895" calcext:value-type="float">
            <text:p>-399,138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3.69061" calcext:value-type="float">
            <text:p>-393,6906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3.85764" calcext:value-type="float">
            <text:p>-393,8576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9.13882" calcext:value-type="float">
            <text:p>-399,1388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9.15136" calcext:value-type="float">
            <text:p>-399,151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3.69891" calcext:value-type="float">
            <text:p>-393,6989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3.90636" calcext:value-type="float">
            <text:p>-393,9063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9.16299" calcext:value-type="float">
            <text:p>-399,1629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9.16783" calcext:value-type="float">
            <text:p>-399,1678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3.70598" calcext:value-type="float">
            <text:p>-393,7059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3.95885" calcext:value-type="float">
            <text:p>-393,9588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9.18888" calcext:value-type="float">
            <text:p>-399,1888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9.18939" calcext:value-type="float">
            <text:p>-399,1893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3.71056" calcext:value-type="float">
            <text:p>-393,7105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4.01449" calcext:value-type="float">
            <text:p>-394,0144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9.21626" calcext:value-type="float">
            <text:p>-399,2162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9.21626" calcext:value-type="float">
            <text:p>-399,2162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3.71091" calcext:value-type="float">
            <text:p>-393,71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4.07228" calcext:value-type="float">
            <text:p>-394,0722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9.24471" calcext:value-type="float">
            <text:p>-399,2447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9.24471" calcext:value-type="float">
            <text:p>-399,244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3.70465" calcext:value-type="float">
            <text:p>-393,7046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4.13071" calcext:value-type="float">
            <text:p>-394,1307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9.27353" calcext:value-type="float">
            <text:p>-399,2735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9.27353" calcext:value-type="float">
            <text:p>-399,273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3.68857" calcext:value-type="float">
            <text:p>-393,6885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4.18756" calcext:value-type="float">
            <text:p>-394,1875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9.30159" calcext:value-type="float">
            <text:p>-399,3015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9.30159" calcext:value-type="float">
            <text:p>-399,3015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4.23965" calcext:value-type="float">
            <text:p>-394,2396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4.23965" calcext:value-type="float">
            <text:p>-394,2396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9.32699" calcext:value-type="float">
            <text:p>-399,3269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9.32699" calcext:value-type="float">
            <text:p>-399,326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4.28224" calcext:value-type="float">
            <text:p>-394,2822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4.28224" calcext:value-type="float">
            <text:p>-394,2822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9.34658" calcext:value-type="float">
            <text:p>-399,3465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9.34658" calcext:value-type="float">
            <text:p>-399,3465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4.30816" calcext:value-type="float">
            <text:p>-394,308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4.30816" calcext:value-type="float">
            <text:p>-394,308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9.35489" calcext:value-type="float">
            <text:p>-399,3548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9.35489" calcext:value-type="float">
            <text:p>-399,3548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4.30628" calcext:value-type="float">
            <text:p>-394,3062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4.30628" calcext:value-type="float">
            <text:p>-394,3062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9.3427" calcext:value-type="float">
            <text:p>-399,342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9.3427" calcext:value-type="float">
            <text:p>-399,34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4.25907" calcext:value-type="float">
            <text:p>-394,2590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4.25907" calcext:value-type="float">
            <text:p>-394,2590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9.29434" calcext:value-type="float">
            <text:p>-399,2943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9.29434" calcext:value-type="float">
            <text:p>-399,294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4.13868" calcext:value-type="float">
            <text:p>-394,13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4.13868" calcext:value-type="float">
            <text:p>-394,13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9.1836" calcext:value-type="float">
            <text:p>-399,183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9.1836" calcext:value-type="float">
            <text:p>-399,183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3.90062" calcext:value-type="float">
            <text:p>-393,9006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3.90062" calcext:value-type="float">
            <text:p>-393,9006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8.96704" calcext:value-type="float">
            <text:p>-398,9670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8.96704" calcext:value-type="float">
            <text:p>-398,967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3.47344" calcext:value-type="float">
            <text:p>-393,4734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3.47344" calcext:value-type="float">
            <text:p>-393,4734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8.57277" calcext:value-type="float">
            <text:p>-398,5727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8.57277" calcext:value-type="float">
            <text:p>-398,572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2.74299" calcext:value-type="float">
            <text:p>-392,7429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2.74299" calcext:value-type="float">
            <text:p>-392,7429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7.87879" calcext:value-type="float">
            <text:p>-397,8787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7.87879" calcext:value-type="float">
            <text:p>-397,878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1.52057" calcext:value-type="float">
            <text:p>-391,5205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1.52057" calcext:value-type="float">
            <text:p>-391,5205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6.66702" calcext:value-type="float">
            <text:p>-396,6670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6.66702" calcext:value-type="float">
            <text:p>-396,667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89.41807" calcext:value-type="float">
            <text:p>-389,4180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89.41807" calcext:value-type="float">
            <text:p>-389,4180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4.51869" calcext:value-type="float">
            <text:p>-394,5186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4.51869" calcext:value-type="float">
            <text:p>-394,51869</text:p>
          </table:table-cell>
          <table:table-cell table:number-columns-repeated="7"/>
        </table:table-row>
        <table:table-row table:style-name="ro1" table:number-rows-repeated="5">
          <table:table-cell table:number-columns-repeated="30"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U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U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R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étodo</text:p>
          </table:table-cell>
          <table:table-cell office:value-type="string" calcext:value-type="string">
            <text:p>UHF Relajad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RHF Relajado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6-31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98.1197727" calcext:value-type="float">
            <text:p>-398,1197727</text:p>
          </table:table-cell>
          <table:table-cell table:number-columns-repeated="2"/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11977" calcext:value-type="float">
            <text:p>-398,11977</text:p>
          </table:table-cell>
          <table:table-cell table:number-columns-repeated="2"/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11977" calcext:value-type="float">
            <text:p>-398,11977</text:p>
          </table:table-cell>
          <table:table-cell table:number-columns-repeated="2"/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-398.1449319" calcext:value-type="float">
            <text:p>-398,1449319</text:p>
          </table:table-cell>
          <table:table-cell table:number-columns-repeated="2"/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-398.14493" calcext:value-type="float">
            <text:p>-398,144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-398.1225791" calcext:value-type="float">
            <text:p>-398,12257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8.12035" calcext:value-type="float">
            <text:p>-398,120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8.12035" calcext:value-type="float">
            <text:p>-398,120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44" calcext:value-type="float">
            <text:p>3,44</text:p>
          </table:table-cell>
          <table:table-cell office:value-type="float" office:value="-398.1524966" calcext:value-type="float">
            <text:p>-398,15249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44" calcext:value-type="float">
            <text:p>3,44</text:p>
          </table:table-cell>
          <table:table-cell office:value-type="float" office:value="-398.1525" calcext:value-type="float">
            <text:p>-398,15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398.1260764" calcext:value-type="float">
            <text:p>-398,12607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8.12094" calcext:value-type="float">
            <text:p>-398,120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8.12094" calcext:value-type="float">
            <text:p>-398,120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,38</text:p>
          </table:table-cell>
          <table:table-cell office:value-type="float" office:value="-398.1604247" calcext:value-type="float">
            <text:p>-398,160424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38" calcext:value-type="float">
            <text:p>3,38</text:p>
          </table:table-cell>
          <table:table-cell office:value-type="float" office:value="-398.16042" calcext:value-type="float">
            <text:p>-398,160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-398.1309659" calcext:value-type="float">
            <text:p>-398,13096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8.12157" calcext:value-type="float">
            <text:p>-398,121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8.12157" calcext:value-type="float">
            <text:p>-398,121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32" calcext:value-type="float">
            <text:p>3,32</text:p>
          </table:table-cell>
          <table:table-cell office:value-type="float" office:value="-398.1687296" calcext:value-type="float">
            <text:p>-398,168729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.32" calcext:value-type="float">
            <text:p>3,32</text:p>
          </table:table-cell>
          <table:table-cell office:value-type="float" office:value="-398.16873" calcext:value-type="float">
            <text:p>-398,168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58" calcext:value-type="float">
            <text:p>3,58</text:p>
          </table:table-cell>
          <table:table-cell office:value-type="float" office:value="-398.1999335" calcext:value-type="float">
            <text:p>-398,199933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8.12221" calcext:value-type="float">
            <text:p>-398,122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8.12221" calcext:value-type="float">
            <text:p>-398,122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,26</text:p>
          </table:table-cell>
          <table:table-cell office:value-type="float" office:value="-398.1774226" calcext:value-type="float">
            <text:p>-398,17742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,26</text:p>
          </table:table-cell>
          <table:table-cell office:value-type="float" office:value="-398.17742" calcext:value-type="float">
            <text:p>-398,177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47" calcext:value-type="float">
            <text:p>3,47</text:p>
          </table:table-cell>
          <table:table-cell office:value-type="float" office:value="-398.2037264" calcext:value-type="float">
            <text:p>-398,20372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8.12289" calcext:value-type="float">
            <text:p>-398,1228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8.12289" calcext:value-type="float">
            <text:p>-398,1228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-398.1864979" calcext:value-type="float">
            <text:p>-398,18649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-398.1865" calcext:value-type="float">
            <text:p>-398,18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36" calcext:value-type="float">
            <text:p>3,36</text:p>
          </table:table-cell>
          <table:table-cell office:value-type="float" office:value="-398.2083805" calcext:value-type="float">
            <text:p>-398,2083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8.12361" calcext:value-type="float">
            <text:p>-398,123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8.12361" calcext:value-type="float">
            <text:p>-398,123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14" calcext:value-type="float">
            <text:p>3,14</text:p>
          </table:table-cell>
          <table:table-cell office:value-type="float" office:value="-398.1962441" calcext:value-type="float">
            <text:p>-398,19624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.14" calcext:value-type="float">
            <text:p>3,14</text:p>
          </table:table-cell>
          <table:table-cell office:value-type="float" office:value="-398.19624" calcext:value-type="float">
            <text:p>-398,196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25" calcext:value-type="float">
            <text:p>3,25</text:p>
          </table:table-cell>
          <table:table-cell office:value-type="float" office:value="-398.2141934" calcext:value-type="float">
            <text:p>-398,214193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8.12436" calcext:value-type="float">
            <text:p>-398,1243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8.12436" calcext:value-type="float">
            <text:p>-398,1243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.08" calcext:value-type="float">
            <text:p>3,08</text:p>
          </table:table-cell>
          <table:table-cell office:value-type="float" office:value="-398.2061051" calcext:value-type="float">
            <text:p>-398,20610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.08" calcext:value-type="float">
            <text:p>3,08</text:p>
          </table:table-cell>
          <table:table-cell office:value-type="float" office:value="-398.20611" calcext:value-type="float">
            <text:p>-398,206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14" calcext:value-type="float">
            <text:p>3,14</text:p>
          </table:table-cell>
          <table:table-cell office:value-type="float" office:value="-398.2215228" calcext:value-type="float">
            <text:p>-398,22152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8.12515" calcext:value-type="float">
            <text:p>-398,125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8.12515" calcext:value-type="float">
            <text:p>-398,125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02" calcext:value-type="float">
            <text:p>3,02</text:p>
          </table:table-cell>
          <table:table-cell office:value-type="float" office:value="-398.2165117" calcext:value-type="float">
            <text:p>-398,21651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02" calcext:value-type="float">
            <text:p>3,02</text:p>
          </table:table-cell>
          <table:table-cell office:value-type="float" office:value="-398.21651" calcext:value-type="float">
            <text:p>-398,216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03" calcext:value-type="float">
            <text:p>3,03</text:p>
          </table:table-cell>
          <table:table-cell office:value-type="float" office:value="-398.2310087" calcext:value-type="float">
            <text:p>-398,23100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8.126" calcext:value-type="float">
            <text:p>-398,1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8.126" calcext:value-type="float">
            <text:p>-398,1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,96</text:p>
          </table:table-cell>
          <table:table-cell office:value-type="float" office:value="-398.2273967" calcext:value-type="float">
            <text:p>-398,22739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96" calcext:value-type="float">
            <text:p>2,96</text:p>
          </table:table-cell>
          <table:table-cell office:value-type="float" office:value="-398.2274" calcext:value-type="float">
            <text:p>-398,2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92" calcext:value-type="float">
            <text:p>2,92</text:p>
          </table:table-cell>
          <table:table-cell office:value-type="float" office:value="-398.2434692" calcext:value-type="float">
            <text:p>-398,24346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8.1269" calcext:value-type="float">
            <text:p>-398,12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8.1269" calcext:value-type="float">
            <text:p>-398,12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office:value-type="float" office:value="-398.2387659" calcext:value-type="float">
            <text:p>-398,23876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,9</text:p>
          </table:table-cell>
          <table:table-cell office:value-type="float" office:value="-398.23877" calcext:value-type="float">
            <text:p>-398,238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81" calcext:value-type="float">
            <text:p>2,81</text:p>
          </table:table-cell>
          <table:table-cell office:value-type="float" office:value="-398.2598574" calcext:value-type="float">
            <text:p>-398,259857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8.12789" calcext:value-type="float">
            <text:p>-398,127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8.12789" calcext:value-type="float">
            <text:p>-398,127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84" calcext:value-type="float">
            <text:p>2,84</text:p>
          </table:table-cell>
          <table:table-cell office:value-type="float" office:value="-398.25063" calcext:value-type="float">
            <text:p>-398,2506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84" calcext:value-type="float">
            <text:p>2,84</text:p>
          </table:table-cell>
          <table:table-cell office:value-type="float" office:value="-398.25063" calcext:value-type="float">
            <text:p>-398,250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-398.2808128" calcext:value-type="float">
            <text:p>-398,280812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8.12896" calcext:value-type="float">
            <text:p>-398,128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8.12896" calcext:value-type="float">
            <text:p>-398,128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78" calcext:value-type="float">
            <text:p>2,78</text:p>
          </table:table-cell>
          <table:table-cell office:value-type="float" office:value="-398.2629994" calcext:value-type="float">
            <text:p>-398,262999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.78" calcext:value-type="float">
            <text:p>2,78</text:p>
          </table:table-cell>
          <table:table-cell office:value-type="float" office:value="-398.263" calcext:value-type="float">
            <text:p>-398,2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59" calcext:value-type="float">
            <text:p>2,59</text:p>
          </table:table-cell>
          <table:table-cell office:value-type="float" office:value="-398.3054642" calcext:value-type="float">
            <text:p>-398,305464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8.13014" calcext:value-type="float">
            <text:p>-398,130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8.13014" calcext:value-type="float">
            <text:p>-398,130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72" calcext:value-type="float">
            <text:p>2,72</text:p>
          </table:table-cell>
          <table:table-cell office:value-type="float" office:value="-398.2758831" calcext:value-type="float">
            <text:p>-398,275883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.72" calcext:value-type="float">
            <text:p>2,72</text:p>
          </table:table-cell>
          <table:table-cell office:value-type="float" office:value="-398.27588" calcext:value-type="float">
            <text:p>-398,275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48" calcext:value-type="float">
            <text:p>2,48</text:p>
          </table:table-cell>
          <table:table-cell office:value-type="float" office:value="-398.332605" calcext:value-type="float">
            <text:p>-398,33260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8.13147" calcext:value-type="float">
            <text:p>-398,131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8.13147" calcext:value-type="float">
            <text:p>-398,131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66" calcext:value-type="float">
            <text:p>2,66</text:p>
          </table:table-cell>
          <table:table-cell office:value-type="float" office:value="-398.2892882" calcext:value-type="float">
            <text:p>-398,28928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.66" calcext:value-type="float">
            <text:p>2,66</text:p>
          </table:table-cell>
          <table:table-cell office:value-type="float" office:value="-398.28929" calcext:value-type="float">
            <text:p>-398,289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37" calcext:value-type="float">
            <text:p>2,37</text:p>
          </table:table-cell>
          <table:table-cell office:value-type="float" office:value="-398.3614486" calcext:value-type="float">
            <text:p>-398,36144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8.13296" calcext:value-type="float">
            <text:p>-398,132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8.13296" calcext:value-type="float">
            <text:p>-398,132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,6</text:p>
          </table:table-cell>
          <table:table-cell office:value-type="float" office:value="-398.3032189" calcext:value-type="float">
            <text:p>-398,30321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6" calcext:value-type="float">
            <text:p>2,6</text:p>
          </table:table-cell>
          <table:table-cell office:value-type="float" office:value="-398.30322" calcext:value-type="float">
            <text:p>-398,303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26" calcext:value-type="float">
            <text:p>2,26</text:p>
          </table:table-cell>
          <table:table-cell office:value-type="float" office:value="-398.3919067" calcext:value-type="float">
            <text:p>-398,39190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8.13468" calcext:value-type="float">
            <text:p>-398,1346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8.13468" calcext:value-type="float">
            <text:p>-398,1346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54" calcext:value-type="float">
            <text:p>2,54</text:p>
          </table:table-cell>
          <table:table-cell office:value-type="float" office:value="-398.3176764" calcext:value-type="float">
            <text:p>-398,31767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.54" calcext:value-type="float">
            <text:p>2,54</text:p>
          </table:table-cell>
          <table:table-cell office:value-type="float" office:value="-398.31768" calcext:value-type="float">
            <text:p>-398,317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5" calcext:value-type="float">
            <text:p>2,15</text:p>
          </table:table-cell>
          <table:table-cell office:value-type="float" office:value="-398.4238366" calcext:value-type="float">
            <text:p>-398,42383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8.13667" calcext:value-type="float">
            <text:p>-398,136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8.13667" calcext:value-type="float">
            <text:p>-398,136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.48" calcext:value-type="float">
            <text:p>2,48</text:p>
          </table:table-cell>
          <table:table-cell office:value-type="float" office:value="-398.332658" calcext:value-type="float">
            <text:p>-398,33265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.48" calcext:value-type="float">
            <text:p>2,48</text:p>
          </table:table-cell>
          <table:table-cell office:value-type="float" office:value="-398.33266" calcext:value-type="float">
            <text:p>-398,332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398.4692635" calcext:value-type="float">
            <text:p>-398,469263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8.13901" calcext:value-type="float">
            <text:p>-398,1390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8.13901" calcext:value-type="float">
            <text:p>-398,1390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,42</text:p>
          </table:table-cell>
          <table:table-cell office:value-type="float" office:value="-398.3481569" calcext:value-type="float">
            <text:p>-398,348156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.42" calcext:value-type="float">
            <text:p>2,42</text:p>
          </table:table-cell>
          <table:table-cell office:value-type="float" office:value="-398.34816" calcext:value-type="float">
            <text:p>-398,348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-398.5002496" calcext:value-type="float">
            <text:p>-398,50024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8.14181" calcext:value-type="float">
            <text:p>-398,1418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8.14181" calcext:value-type="float">
            <text:p>-398,1418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36" calcext:value-type="float">
            <text:p>2,36</text:p>
          </table:table-cell>
          <table:table-cell office:value-type="float" office:value="-398.3641611" calcext:value-type="float">
            <text:p>-398,364161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36" calcext:value-type="float">
            <text:p>2,36</text:p>
          </table:table-cell>
          <table:table-cell office:value-type="float" office:value="-398.36416" calcext:value-type="float">
            <text:p>-398,364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office:value-type="float" office:value="-398.5311618" calcext:value-type="float">
            <text:p>-398,53116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8.14518" calcext:value-type="float">
            <text:p>-398,145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8.14518" calcext:value-type="float">
            <text:p>-398,1451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,3</text:p>
          </table:table-cell>
          <table:table-cell office:value-type="float" office:value="-398.380653" calcext:value-type="float">
            <text:p>-398,38065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,3</text:p>
          </table:table-cell>
          <table:table-cell office:value-type="float" office:value="-398.38065" calcext:value-type="float">
            <text:p>-398,380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-398.5611052" calcext:value-type="float">
            <text:p>-398,561105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8.14933" calcext:value-type="float">
            <text:p>-398,1493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8.14933" calcext:value-type="float">
            <text:p>-398,1493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.24" calcext:value-type="float">
            <text:p>2,24</text:p>
          </table:table-cell>
          <table:table-cell office:value-type="float" office:value="-398.3976083" calcext:value-type="float">
            <text:p>-398,397608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.24" calcext:value-type="float">
            <text:p>2,24</text:p>
          </table:table-cell>
          <table:table-cell office:value-type="float" office:value="-398.39761" calcext:value-type="float">
            <text:p>-398,397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6" calcext:value-type="float">
            <text:p>1,6</text:p>
          </table:table-cell>
          <table:table-cell office:value-type="float" office:value="-398.5886305" calcext:value-type="float">
            <text:p>-398,588630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8.15451" calcext:value-type="float">
            <text:p>-398,1545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8.15451" calcext:value-type="float">
            <text:p>-398,1545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,18</text:p>
          </table:table-cell>
          <table:table-cell office:value-type="float" office:value="-398.4149947" calcext:value-type="float">
            <text:p>-398,414994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,18</text:p>
          </table:table-cell>
          <table:table-cell office:value-type="float" office:value="-398.41499" calcext:value-type="float">
            <text:p>-398,414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48" calcext:value-type="float">
            <text:p>1,48</text:p>
          </table:table-cell>
          <table:table-cell office:value-type="float" office:value="-398.6149952" calcext:value-type="float">
            <text:p>-398,614995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8.16112" calcext:value-type="float">
            <text:p>-398,161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8.16112" calcext:value-type="float">
            <text:p>-398,161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.12" calcext:value-type="float">
            <text:p>2,12</text:p>
          </table:table-cell>
          <table:table-cell office:value-type="float" office:value="-398.4327707" calcext:value-type="float">
            <text:p>-398,432770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.12" calcext:value-type="float">
            <text:p>2,12</text:p>
          </table:table-cell>
          <table:table-cell office:value-type="float" office:value="-398.43277" calcext:value-type="float">
            <text:p>-398,432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38" calcext:value-type="float">
            <text:p>1,38</text:p>
          </table:table-cell>
          <table:table-cell office:value-type="float" office:value="-398.6264758" calcext:value-type="float">
            <text:p>-398,626475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8.1697" calcext:value-type="float">
            <text:p>-398,16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8.1697" calcext:value-type="float">
            <text:p>-398,16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.06" calcext:value-type="float">
            <text:p>2,06</text:p>
          </table:table-cell>
          <table:table-cell office:value-type="float" office:value="-398.450883" calcext:value-type="float">
            <text:p>-398,45088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.06" calcext:value-type="float">
            <text:p>2,06</text:p>
          </table:table-cell>
          <table:table-cell office:value-type="float" office:value="-398.45088" calcext:value-type="float">
            <text:p>-398,450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27" calcext:value-type="float">
            <text:p>1,27</text:p>
          </table:table-cell>
          <table:table-cell office:value-type="float" office:value="-398.618968" calcext:value-type="float">
            <text:p>-398,61896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8.18105" calcext:value-type="float">
            <text:p>-398,1810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8.18105" calcext:value-type="float">
            <text:p>-398,1810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398.4692638" calcext:value-type="float">
            <text:p>-398,469263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-398.46926" calcext:value-type="float">
            <text:p>-398,469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16" calcext:value-type="float">
            <text:p>1,16</text:p>
          </table:table-cell>
          <table:table-cell office:value-type="float" office:value="-398.5746806" calcext:value-type="float">
            <text:p>-398,574680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8.19624" calcext:value-type="float">
            <text:p>-398,1962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8.19624" calcext:value-type="float">
            <text:p>-398,1962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94" calcext:value-type="float">
            <text:p>1,94</text:p>
          </table:table-cell>
          <table:table-cell office:value-type="float" office:value="-398.4878269" calcext:value-type="float">
            <text:p>-398,487826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.94" calcext:value-type="float">
            <text:p>1,94</text:p>
          </table:table-cell>
          <table:table-cell office:value-type="float" office:value="-398.48783" calcext:value-type="float">
            <text:p>-398,487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.05" calcext:value-type="float">
            <text:p>1,05</text:p>
          </table:table-cell>
          <table:table-cell office:value-type="float" office:value="-398.466935" calcext:value-type="float">
            <text:p>-398,46693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8.21474" calcext:value-type="float">
            <text:p>-398,2147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8.21474" calcext:value-type="float">
            <text:p>-398,2147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88" calcext:value-type="float">
            <text:p>1,88</text:p>
          </table:table-cell>
          <table:table-cell office:value-type="float" office:value="-398.5064611" calcext:value-type="float">
            <text:p>-398,506461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88" calcext:value-type="float">
            <text:p>1,88</text:p>
          </table:table-cell>
          <table:table-cell office:value-type="float" office:value="-398.50646" calcext:value-type="float">
            <text:p>-398,506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94" calcext:value-type="float">
            <text:p>0,94</text:p>
          </table:table-cell>
          <table:table-cell office:value-type="float" office:value="-398.2517878" calcext:value-type="float">
            <text:p>-398,251787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8.23492" calcext:value-type="float">
            <text:p>-398,234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8.23492" calcext:value-type="float">
            <text:p>-398,234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.82" calcext:value-type="float">
            <text:p>1,82</text:p>
          </table:table-cell>
          <table:table-cell office:value-type="float" office:value="-398.5250223" calcext:value-type="float">
            <text:p>-398,525022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.82" calcext:value-type="float">
            <text:p>1,82</text:p>
          </table:table-cell>
          <table:table-cell office:value-type="float" office:value="-398.52502" calcext:value-type="float">
            <text:p>-398,525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83" calcext:value-type="float">
            <text:p>0,83</text:p>
          </table:table-cell>
          <table:table-cell office:value-type="float" office:value="-397.8567758" calcext:value-type="float">
            <text:p>-397,856775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8.25675" calcext:value-type="float">
            <text:p>-398,2567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8.25675" calcext:value-type="float">
            <text:p>-398,2567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76" calcext:value-type="float">
            <text:p>1,76</text:p>
          </table:table-cell>
          <table:table-cell office:value-type="float" office:value="-398.543321" calcext:value-type="float">
            <text:p>-398,54332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.76" calcext:value-type="float">
            <text:p>1,76</text:p>
          </table:table-cell>
          <table:table-cell office:value-type="float" office:value="-398.54332" calcext:value-type="float">
            <text:p>-398,543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72" calcext:value-type="float">
            <text:p>0,72</text:p>
          </table:table-cell>
          <table:table-cell office:value-type="float" office:value="-397.1592355" calcext:value-type="float">
            <text:p>-397,159235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8.28029" calcext:value-type="float">
            <text:p>-398,280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8.28029" calcext:value-type="float">
            <text:p>-398,280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office:value-type="float" office:value="-398.5611053" calcext:value-type="float">
            <text:p>-398,561105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  <table:table-cell office:value-type="float" office:value="-398.56111" calcext:value-type="float">
            <text:p>-398,561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61" calcext:value-type="float">
            <text:p>0,61</text:p>
          </table:table-cell>
          <table:table-cell office:value-type="float" office:value="-395.9390505" calcext:value-type="float">
            <text:p>-395,939050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8.30559" calcext:value-type="float">
            <text:p>-398,3055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8.30559" calcext:value-type="float">
            <text:p>-398,3055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.64" calcext:value-type="float">
            <text:p>1,64</text:p>
          </table:table-cell>
          <table:table-cell office:value-type="float" office:value="-398.5780367" calcext:value-type="float">
            <text:p>-398,578036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.64" calcext:value-type="float">
            <text:p>1,64</text:p>
          </table:table-cell>
          <table:table-cell office:value-type="float" office:value="-398.57804" calcext:value-type="float">
            <text:p>-398,578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-393.7746639" calcext:value-type="float">
            <text:p>-393,774663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8.33266" calcext:value-type="float">
            <text:p>-398,3326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8.33266" calcext:value-type="float">
            <text:p>-398,3326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58" calcext:value-type="float">
            <text:p>1,58</text:p>
          </table:table-cell>
          <table:table-cell office:value-type="float" office:value="-398.5936576" calcext:value-type="float">
            <text:p>-398,593657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.58" calcext:value-type="float">
            <text:p>1,58</text:p>
          </table:table-cell>
          <table:table-cell office:value-type="float" office:value="-398.59366" calcext:value-type="float">
            <text:p>-398,59366</text:p>
          </table:table-cell>
          <table:table-cell/>
        </table:table-row>
        <table:table-row table:style-name="ro1"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8.36146" calcext:value-type="float">
            <text:p>-398,3614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8.36146" calcext:value-type="float">
            <text:p>-398,3614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.52" calcext:value-type="float">
            <text:p>1,52</text:p>
          </table:table-cell>
          <table:table-cell office:value-type="float" office:value="-398.6073469" calcext:value-type="float">
            <text:p>-398,607346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.52" calcext:value-type="float">
            <text:p>1,52</text:p>
          </table:table-cell>
          <table:table-cell office:value-type="float" office:value="-398.60735" calcext:value-type="float">
            <text:p>-398,60735</text:p>
          </table:table-cell>
          <table:table-cell/>
        </table:table-row>
        <table:table-row table:style-name="ro1"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8.39191" calcext:value-type="float">
            <text:p>-398,3919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8.39191" calcext:value-type="float">
            <text:p>-398,3919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.46" calcext:value-type="float">
            <text:p>1,46</text:p>
          </table:table-cell>
          <table:table-cell office:value-type="float" office:value="-398.6182621" calcext:value-type="float">
            <text:p>-398,618262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.46" calcext:value-type="float">
            <text:p>1,46</text:p>
          </table:table-cell>
          <table:table-cell office:value-type="float" office:value="-398.61826" calcext:value-type="float">
            <text:p>-398,61826</text:p>
          </table:table-cell>
          <table:table-cell/>
        </table:table-row>
        <table:table-row table:style-name="ro1"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8.42384" calcext:value-type="float">
            <text:p>-398,4238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8.42384" calcext:value-type="float">
            <text:p>-398,4238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,4</text:p>
          </table:table-cell>
          <table:table-cell office:value-type="float" office:value="-398.6252634" calcext:value-type="float">
            <text:p>-398,625263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,4</text:p>
          </table:table-cell>
          <table:table-cell office:value-type="float" office:value="-398.62526" calcext:value-type="float">
            <text:p>-398,62526</text:p>
          </table:table-cell>
          <table:table-cell/>
        </table:table-row>
        <table:table-row table:style-name="ro1">
          <table:table-cell table:number-columns-repeated="8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8.45698" calcext:value-type="float">
            <text:p>-398,4569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8.45698" calcext:value-type="float">
            <text:p>-398,4569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34" calcext:value-type="float">
            <text:p>1,34</text:p>
          </table:table-cell>
          <table:table-cell office:value-type="float" office:value="-398.6268167" calcext:value-type="float">
            <text:p>-398,626816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.34" calcext:value-type="float">
            <text:p>1,34</text:p>
          </table:table-cell>
          <table:table-cell office:value-type="float" office:value="-398.62682" calcext:value-type="float">
            <text:p>-398,62682</text:p>
          </table:table-cell>
          <table:table-cell/>
        </table:table-row>
        <table:table-row table:style-name="ro1"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8.49093" calcext:value-type="float">
            <text:p>-398,4909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8.49093" calcext:value-type="float">
            <text:p>-398,4909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28" calcext:value-type="float">
            <text:p>1,28</text:p>
          </table:table-cell>
          <table:table-cell office:value-type="float" office:value="-398.62087" calcext:value-type="float">
            <text:p>-398,6208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28" calcext:value-type="float">
            <text:p>1,28</text:p>
          </table:table-cell>
          <table:table-cell office:value-type="float" office:value="-398.62087" calcext:value-type="float">
            <text:p>-398,6208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8.52502" calcext:value-type="float">
            <text:p>-398,5250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8.52502" calcext:value-type="float">
            <text:p>-398,5250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22" calcext:value-type="float">
            <text:p>1,22</text:p>
          </table:table-cell>
          <table:table-cell office:value-type="float" office:value="-398.6046944" calcext:value-type="float">
            <text:p>-398,604694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22" calcext:value-type="float">
            <text:p>1,22</text:p>
          </table:table-cell>
          <table:table-cell office:value-type="float" office:value="-398.60469" calcext:value-type="float">
            <text:p>-398,60469</text:p>
          </table:table-cell>
          <table:table-cell/>
        </table:table-row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RHF</text:p>
          </table:table-cell>
          <table:table-cell office:value-type="string" calcext:value-type="string">
            <text:p>step</text:p>
          </table:table-cell>
          <table:table-cell office:value-type="float" office:value="6" calcext:value-type="float">
            <text:p>6</text:p>
          </table:table-cell>
          <table:table-cell office:value-type="float" office:value="-398.1193628" calcext:value-type="float">
            <text:p>-398,11936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8.55819" calcext:value-type="float">
            <text:p>-398,558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8.55819" calcext:value-type="float">
            <text:p>-398,558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16" calcext:value-type="float">
            <text:p>1,16</text:p>
          </table:table-cell>
          <table:table-cell office:value-type="float" office:value="-398.5746814" calcext:value-type="float">
            <text:p>-398,574681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16" calcext:value-type="float">
            <text:p>1,16</text:p>
          </table:table-cell>
          <table:table-cell office:value-type="float" office:value="-398.57468" calcext:value-type="float">
            <text:p>-398,57468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6-31g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-398.1225667" calcext:value-type="float">
            <text:p>-398,122566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8.58863" calcext:value-type="float">
            <text:p>-398,5886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8.58863" calcext:value-type="float">
            <text:p>-398,5886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,1</text:p>
          </table:table-cell>
          <table:table-cell office:value-type="float" office:value="-398.5260802" calcext:value-type="float">
            <text:p>-398,526080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1" calcext:value-type="float">
            <text:p>1,1</text:p>
          </table:table-cell>
          <table:table-cell office:value-type="float" office:value="-398.52608" calcext:value-type="float">
            <text:p>-398,526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398.1260742" calcext:value-type="float">
            <text:p>-398,12607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8.61321" calcext:value-type="float">
            <text:p>-398,6132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8.61321" calcext:value-type="float">
            <text:p>-398,6132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04" calcext:value-type="float">
            <text:p>1,04</text:p>
          </table:table-cell>
          <table:table-cell office:value-type="float" office:value="-398.452655" calcext:value-type="float">
            <text:p>-398,4526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04" calcext:value-type="float">
            <text:p>1,04</text:p>
          </table:table-cell>
          <table:table-cell office:value-type="float" office:value="-398.45265" calcext:value-type="float">
            <text:p>-398,452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-398.1309682" calcext:value-type="float">
            <text:p>-398,130968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8.62648" calcext:value-type="float">
            <text:p>-398,6264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8.62648" calcext:value-type="float">
            <text:p>-398,6264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8" calcext:value-type="float">
            <text:p>0,98</text:p>
          </table:table-cell>
          <table:table-cell office:value-type="float" office:value="-398.346233" calcext:value-type="float">
            <text:p>-398,34623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8" calcext:value-type="float">
            <text:p>0,98</text:p>
          </table:table-cell>
          <table:table-cell office:value-type="float" office:value="-398.34623" calcext:value-type="float">
            <text:p>-398,346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91" calcext:value-type="float">
            <text:p>3,91</text:p>
          </table:table-cell>
          <table:table-cell office:value-type="float" office:value="-398.1418052" calcext:value-type="float">
            <text:p>-398,141805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8.61897" calcext:value-type="float">
            <text:p>-398,6189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8.61897" calcext:value-type="float">
            <text:p>-398,6189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92" calcext:value-type="float">
            <text:p>0,92</text:p>
          </table:table-cell>
          <table:table-cell office:value-type="float" office:value="-398.1960943" calcext:value-type="float">
            <text:p>-398,196094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92" calcext:value-type="float">
            <text:p>0,92</text:p>
          </table:table-cell>
          <table:table-cell office:value-type="float" office:value="-398.19609" calcext:value-type="float">
            <text:p>-398,196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8" calcext:value-type="float">
            <text:p>3,8</text:p>
          </table:table-cell>
          <table:table-cell office:value-type="float" office:value="-398.1451806" calcext:value-type="float">
            <text:p>-398,145180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8.57468" calcext:value-type="float">
            <text:p>-398,5746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8.57468" calcext:value-type="float">
            <text:p>-398,5746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,86</text:p>
          </table:table-cell>
          <table:table-cell office:value-type="float" office:value="-397.9881103" calcext:value-type="float">
            <text:p>-397,988110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86" calcext:value-type="float">
            <text:p>0,86</text:p>
          </table:table-cell>
          <table:table-cell office:value-type="float" office:value="-397.98811" calcext:value-type="float">
            <text:p>-397,988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69" calcext:value-type="float">
            <text:p>3,69</text:p>
          </table:table-cell>
          <table:table-cell office:value-type="float" office:value="-398.1493231" calcext:value-type="float">
            <text:p>-398,149323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8.46694" calcext:value-type="float">
            <text:p>-398,4669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8.46694" calcext:value-type="float">
            <text:p>-398,4669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-397.7034601" calcext:value-type="float">
            <text:p>-397,703460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,8</text:p>
          </table:table-cell>
          <table:table-cell office:value-type="float" office:value="-397.70346" calcext:value-type="float">
            <text:p>-397,703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58" calcext:value-type="float">
            <text:p>3,58</text:p>
          </table:table-cell>
          <table:table-cell office:value-type="float" office:value="-398.1354227" calcext:value-type="float">
            <text:p>-398,135422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8.25179" calcext:value-type="float">
            <text:p>-398,2517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8.25179" calcext:value-type="float">
            <text:p>-398,2517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74" calcext:value-type="float">
            <text:p>0,74</text:p>
          </table:table-cell>
          <table:table-cell office:value-type="float" office:value="-397.3166295" calcext:value-type="float">
            <text:p>-397,316629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74" calcext:value-type="float">
            <text:p>0,74</text:p>
          </table:table-cell>
          <table:table-cell office:value-type="float" office:value="-397.31663" calcext:value-type="float">
            <text:p>-397,316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47" calcext:value-type="float">
            <text:p>3,47</text:p>
          </table:table-cell>
          <table:table-cell office:value-type="float" office:value="-398.1487049" calcext:value-type="float">
            <text:p>-398,148704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7.85678" calcext:value-type="float">
            <text:p>-397,8567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7.85678" calcext:value-type="float">
            <text:p>-397,8567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68" calcext:value-type="float">
            <text:p>0,68</text:p>
          </table:table-cell>
          <table:table-cell office:value-type="float" office:value="-396.7922879" calcext:value-type="float">
            <text:p>-396,7922879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68" calcext:value-type="float">
            <text:p>0,68</text:p>
          </table:table-cell>
          <table:table-cell office:value-type="float" office:value="-396.79229" calcext:value-type="float">
            <text:p>-396,792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36" calcext:value-type="float">
            <text:p>3,36</text:p>
          </table:table-cell>
          <table:table-cell office:value-type="float" office:value="-398.1354227" calcext:value-type="float">
            <text:p>-398,1354227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7.15924" calcext:value-type="float">
            <text:p>-397,1592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7.15924" calcext:value-type="float">
            <text:p>-397,1592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62" calcext:value-type="float">
            <text:p>0,62</text:p>
          </table:table-cell>
          <table:table-cell office:value-type="float" office:value="-396.0805272" calcext:value-type="float">
            <text:p>-396,080527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62" calcext:value-type="float">
            <text:p>0,62</text:p>
          </table:table-cell>
          <table:table-cell office:value-type="float" office:value="-396.08053" calcext:value-type="float">
            <text:p>-396,080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25" calcext:value-type="float">
            <text:p>3,25</text:p>
          </table:table-cell>
          <table:table-cell office:value-type="float" office:value="-398.1787213" calcext:value-type="float">
            <text:p>-398,17872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5.93905" calcext:value-type="float">
            <text:p>-395,9390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5.93905" calcext:value-type="float">
            <text:p>-395,9390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6" calcext:value-type="float">
            <text:p>0,56</text:p>
          </table:table-cell>
          <table:table-cell office:value-type="float" office:value="-395.1096084" calcext:value-type="float">
            <text:p>-395,109608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56" calcext:value-type="float">
            <text:p>0,56</text:p>
          </table:table-cell>
          <table:table-cell office:value-type="float" office:value="-395.10961" calcext:value-type="float">
            <text:p>-395,1096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14" calcext:value-type="float">
            <text:p>3,14</text:p>
          </table:table-cell>
          <table:table-cell office:value-type="float" office:value="-398.1961094" calcext:value-type="float">
            <text:p>-398,196109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3.77466" calcext:value-type="float">
            <text:p>-393,7746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3.77466" calcext:value-type="float">
            <text:p>-393,7746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3.7746645" calcext:value-type="float">
            <text:p>-393,774664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3.77466" calcext:value-type="float">
            <text:p>-393,774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.03" calcext:value-type="float">
            <text:p>3,03</text:p>
          </table:table-cell>
          <table:table-cell office:value-type="float" office:value="-398.214732" calcext:value-type="float">
            <text:p>-398,21473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.92" calcext:value-type="float">
            <text:p>2,92</text:p>
          </table:table-cell>
          <table:table-cell office:value-type="float" office:value="-398.2349176" calcext:value-type="float">
            <text:p>-398,2349176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.81" calcext:value-type="float">
            <text:p>2,81</text:p>
          </table:table-cell>
          <table:table-cell office:value-type="float" office:value="-398.2567501" calcext:value-type="float">
            <text:p>-398,256750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-398.2802932" calcext:value-type="float">
            <text:p>-398,280293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.59" calcext:value-type="float">
            <text:p>2,59</text:p>
          </table:table-cell>
          <table:table-cell office:value-type="float" office:value="-398.305592" calcext:value-type="float">
            <text:p>-398,305592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17" office:value-type="float" office:value="2.48" calcext:value-type="float">
            <text:p>2,48</text:p>
          </table:table-cell>
          <table:table-cell table:style-name="ce17" office:value-type="float" office:value="-398.332658" calcext:value-type="float">
            <text:p>-398,332658</text:p>
          </table:table-cell>
          <table:table-cell office:value-type="string" calcext:value-type="string">
            <text:p>Punto de separación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2.37" calcext:value-type="float">
            <text:p>2,37</text:p>
          </table:table-cell>
          <table:table-cell office:value-type="float" office:value="-398.3614592" calcext:value-type="float">
            <text:p>-398,3614592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.26" calcext:value-type="float">
            <text:p>2,26</text:p>
          </table:table-cell>
          <table:table-cell office:value-type="float" office:value="-398.3919067" calcext:value-type="float">
            <text:p>-398,3919067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float" office:value="2.15" calcext:value-type="float">
            <text:p>2,15</text:p>
          </table:table-cell>
          <table:table-cell office:value-type="float" office:value="-398.4238366" calcext:value-type="float">
            <text:p>-398,4238366</text:p>
          </table:table-cell>
          <table:table-cell table:number-columns-repeated="5"/>
          <table:table-cell office:value-type="string" calcext:value-type="string">
            <text:p>ROHF Triplet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398.4692635" calcext:value-type="float">
            <text:p>-398,4692635</text:p>
          </table:table-cell>
          <table:table-cell table:number-columns-repeated="5"/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-398.5002496" calcext:value-type="float">
            <text:p>-398,500249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,89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8" calcext:value-type="float">
            <text:p>1,8</text:p>
          </table:table-cell>
          <table:table-cell office:value-type="float" office:value="-398.5311618" calcext:value-type="float">
            <text:p>-398,531161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,78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-398.5611052" calcext:value-type="float">
            <text:p>-398,561105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,67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6" calcext:value-type="float">
            <text:p>1,6</text:p>
          </table:table-cell>
          <table:table-cell office:value-type="float" office:value="-398.5886305" calcext:value-type="float">
            <text:p>-398,588630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,56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48" calcext:value-type="float">
            <text:p>1,48</text:p>
          </table:table-cell>
          <table:table-cell office:value-type="float" office:value="-398.6149952" calcext:value-type="float">
            <text:p>-398,614995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,45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38" calcext:value-type="float">
            <text:p>1,38</text:p>
          </table:table-cell>
          <table:table-cell office:value-type="float" office:value="-398.6264758" calcext:value-type="float">
            <text:p>-398,626475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,34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27" calcext:value-type="float">
            <text:p>1,27</text:p>
          </table:table-cell>
          <table:table-cell office:value-type="float" office:value="-398.618968" calcext:value-type="float">
            <text:p>-398,61896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,23</text:p>
          </table:table-cell>
          <table:table-cell office:value-type="float" office:value="-398.38792" calcext:value-type="float">
            <text:p>-398,3879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16" calcext:value-type="float">
            <text:p>1,16</text:p>
          </table:table-cell>
          <table:table-cell office:value-type="float" office:value="-398.5746806" calcext:value-type="float">
            <text:p>-398,574680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,12</text:p>
          </table:table-cell>
          <table:table-cell office:value-type="float" office:value="-398.38792" calcext:value-type="float">
            <text:p>-398,3879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.05" calcext:value-type="float">
            <text:p>1,05</text:p>
          </table:table-cell>
          <table:table-cell office:value-type="float" office:value="-398.466935" calcext:value-type="float">
            <text:p>-398,46693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,01</text:p>
          </table:table-cell>
          <table:table-cell office:value-type="float" office:value="-398.38792" calcext:value-type="float">
            <text:p>-398,3879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94" calcext:value-type="float">
            <text:p>0,94</text:p>
          </table:table-cell>
          <table:table-cell office:value-type="float" office:value="-398.2517878" calcext:value-type="float">
            <text:p>-398,251787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office:value-type="float" office:value="-398.38793" calcext:value-type="float">
            <text:p>-398,3879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83" calcext:value-type="float">
            <text:p>0,83</text:p>
          </table:table-cell>
          <table:table-cell office:value-type="float" office:value="-397.8567758" calcext:value-type="float">
            <text:p>-397,8567758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,79</text:p>
          </table:table-cell>
          <table:table-cell office:value-type="float" office:value="-398.38794" calcext:value-type="float">
            <text:p>-398,3879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72" calcext:value-type="float">
            <text:p>0,72</text:p>
          </table:table-cell>
          <table:table-cell office:value-type="float" office:value="-397.1592355" calcext:value-type="float">
            <text:p>-397,159235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,68</text:p>
          </table:table-cell>
          <table:table-cell office:value-type="float" office:value="-398.38794" calcext:value-type="float">
            <text:p>-398,3879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61" calcext:value-type="float">
            <text:p>0,61</text:p>
          </table:table-cell>
          <table:table-cell office:value-type="float" office:value="-395.9390505" calcext:value-type="float">
            <text:p>-395,9390505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,57</text:p>
          </table:table-cell>
          <table:table-cell office:value-type="float" office:value="-398.38795" calcext:value-type="float">
            <text:p>-398,3879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-393.7746639" calcext:value-type="float">
            <text:p>-393,774663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,46</text:p>
          </table:table-cell>
          <table:table-cell office:value-type="float" office:value="-398.38796" calcext:value-type="float">
            <text:p>-398,3879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,35</text:p>
          </table:table-cell>
          <table:table-cell office:value-type="float" office:value="-398.38796" calcext:value-type="float">
            <text:p>-398,3879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,24</text:p>
          </table:table-cell>
          <table:table-cell office:value-type="float" office:value="-398.38797" calcext:value-type="float">
            <text:p>-398,38797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,13</text:p>
          </table:table-cell>
          <table:table-cell office:value-type="float" office:value="-398.38797" calcext:value-type="float">
            <text:p>-398,38797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,02</text:p>
          </table:table-cell>
          <table:table-cell office:value-type="float" office:value="-398.38796" calcext:value-type="float">
            <text:p>-398,3879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,91</text:p>
          </table:table-cell>
          <table:table-cell office:value-type="float" office:value="-398.38794" calcext:value-type="float">
            <text:p>-398,3879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,8</text:p>
          </table:table-cell>
          <table:table-cell office:value-type="float" office:value="-398.38791" calcext:value-type="float">
            <text:p>-398,38791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,69</text:p>
          </table:table-cell>
          <table:table-cell office:value-type="float" office:value="-398.38785" calcext:value-type="float">
            <text:p>-398,3878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,58</text:p>
          </table:table-cell>
          <table:table-cell office:value-type="float" office:value="-398.38776" calcext:value-type="float">
            <text:p>-398,3877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-398.38764" calcext:value-type="float">
            <text:p>-398,3876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,36</text:p>
          </table:table-cell>
          <table:table-cell office:value-type="float" office:value="-398.38746" calcext:value-type="float">
            <text:p>-398,3874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,25</text:p>
          </table:table-cell>
          <table:table-cell office:value-type="float" office:value="-398.38722" calcext:value-type="float">
            <text:p>-398,3872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,14</text:p>
          </table:table-cell>
          <table:table-cell office:value-type="float" office:value="-398.38688" calcext:value-type="float">
            <text:p>-398,3868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,03</text:p>
          </table:table-cell>
          <table:table-cell office:value-type="float" office:value="-398.38643" calcext:value-type="float">
            <text:p>-398,3864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,92</text:p>
          </table:table-cell>
          <table:table-cell office:value-type="float" office:value="-398.38583" calcext:value-type="float">
            <text:p>-398,3858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,81</text:p>
          </table:table-cell>
          <table:table-cell office:value-type="float" office:value="-398.38503" calcext:value-type="float">
            <text:p>-398,3850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,7</text:p>
          </table:table-cell>
          <table:table-cell office:value-type="float" office:value="-398.38398" calcext:value-type="float">
            <text:p>-398,38398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,59</text:p>
          </table:table-cell>
          <table:table-cell office:value-type="float" office:value="-398.38263" calcext:value-type="float">
            <text:p>-398,3826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,48</text:p>
          </table:table-cell>
          <table:table-cell office:value-type="float" office:value="-398.38091" calcext:value-type="float">
            <text:p>-398,38091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,37</text:p>
          </table:table-cell>
          <table:table-cell office:value-type="float" office:value="-398.37877" calcext:value-type="float">
            <text:p>-398,37877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,26</text:p>
          </table:table-cell>
          <table:table-cell office:value-type="float" office:value="-398.37621" calcext:value-type="float">
            <text:p>-398,37621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,15</text:p>
          </table:table-cell>
          <table:table-cell office:value-type="float" office:value="-398.37329" calcext:value-type="float">
            <text:p>-398,37329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,04</text:p>
          </table:table-cell>
          <table:table-cell office:value-type="float" office:value="-398.37025" calcext:value-type="float">
            <text:p>-398,3702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,93</text:p>
          </table:table-cell>
          <table:table-cell office:value-type="float" office:value="-398.36754" calcext:value-type="float">
            <text:p>-398,3675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,82</text:p>
          </table:table-cell>
          <table:table-cell office:value-type="float" office:value="-398.36565" calcext:value-type="float">
            <text:p>-398,3656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,71</text:p>
          </table:table-cell>
          <table:table-cell office:value-type="float" office:value="-398.36404" calcext:value-type="float">
            <text:p>-398,3640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office:value-type="float" office:value="-398.3603" calcext:value-type="float">
            <text:p>-398,360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,49</text:p>
          </table:table-cell>
          <table:table-cell office:value-type="float" office:value="-398.42913" calcext:value-type="float">
            <text:p>-398,4291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,38</text:p>
          </table:table-cell>
          <table:table-cell office:value-type="float" office:value="-398.41083" calcext:value-type="float">
            <text:p>-398,41083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,27</text:p>
          </table:table-cell>
          <table:table-cell office:value-type="float" office:value="-398.37102" calcext:value-type="float">
            <text:p>-398,3710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,16</text:p>
          </table:table-cell>
          <table:table-cell office:value-type="float" office:value="-398.29556" calcext:value-type="float">
            <text:p>-398,29556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,05</text:p>
          </table:table-cell>
          <table:table-cell office:value-type="float" office:value="-398.1604" calcext:value-type="float">
            <text:p>-398,1604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,94</text:p>
          </table:table-cell>
          <table:table-cell office:value-type="float" office:value="-397.92435" calcext:value-type="float">
            <text:p>-397,9243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,83</text:p>
          </table:table-cell>
          <table:table-cell office:value-type="float" office:value="-397.51642" calcext:value-type="float">
            <text:p>-397,5164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,72</text:p>
          </table:table-cell>
          <table:table-cell office:value-type="float" office:value="-396.81325" calcext:value-type="float">
            <text:p>-396,8132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,61</text:p>
          </table:table-cell>
          <table:table-cell office:value-type="float" office:value="-395.59175" calcext:value-type="float">
            <text:p>-395,5917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float" office:value="-393.42021" calcext:value-type="float">
            <text:p>-393,4202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7:57:44.8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23:31.284096070</meta:creation-date>
    <dc:date>2017-06-19T18:55:31.624000000</dc:date>
    <meta:editing-duration>PT1H29M</meta:editing-duration>
    <meta:editing-cycles>14</meta:editing-cycles>
    <meta:generator>LibreOffice/5.3.0.3$Windows_X86_64 LibreOffice_project/7074905676c47b82bbcfbea1aeefc84afe1c50e1</meta:generator>
    <meta:document-statistic meta:table-count="5" meta:cell-count="2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d22b" draw:fill-color="#7ed22b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6cm" svg:height="12.294cm" xlink:href=".." xlink:type="simple" chart:class="chart:scatter" chart:style-name="ch1">
        <chart:legend chart:legend-position="end" svg:x="18.036cm" svg:y="5.652cm" style:legend-expansion="high" chart:style-name="ch2"/>
        <chart:plot-area chart:style-name="ch3" table:cell-range-address="Disociacion.V59:Disociacion.W109 Disociacion.T58:Disociacion.T59 Disociacion.Z58:Disociacion.Z59 Disociacion.AC59:Disociacion.AC109" chart:data-source-has-labels="row" svg:x="0.437cm" svg:y="0.245cm" svg:width="17.162cm" svg:height="11.804cm">
          <chartooo:coordinate-region svg:x="1.349cm" svg:y="0.418cm" svg:width="16.156cm" svg:height="11.459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</chart:axis>
          <chart:series chart:style-name="ch7" chart:values-cell-range-address="Disociacion.W59:Disociacion.W109" chart:label-cell-address="Disociacion.T58:Disociacion.T59" chart:class="chart:scatter">
            <chart:domain table:cell-range-address="Disociacion.V59:Disociacion.V109"/>
            <chart:data-point chart:repeated="51"/>
          </chart:series>
          <chart:series chart:style-name="ch8" chart:values-cell-range-address="Disociacion.AC59:Disociacion.AC109" chart:label-cell-address="Disociacion.Z58:Disociacion.Z59" chart:class="chart:scatter">
            <chart:domain table:cell-range-address="Disociacion.AB59:Disociacion.AB109"/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UHF Relajado 6-31g</text:p>
                <text:list>
                  <text:list-item>
                    <text:p>UHF Relajado</text:p>
                  </text:list-item>
                  <text:list-item>
                    <text:p>6-31g</text:p>
                  </text:list-item>
                </text:list>
                <draw:g>
                  <svg:desc>Disociacion.T58:Disociacion.T59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RHF Relajado 6-31g</text:p>
                <text:list>
                  <text:list-item>
                    <text:p>RHF Relajado</text:p>
                  </text:list-item>
                  <text:list-item>
                    <text:p>6-31g</text:p>
                  </text:list-item>
                </text:list>
                <draw:g>
                  <svg:desc>Disociacion.Z58:Disociacion.Z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">
                <text:p>3.5</text:p>
                <draw:g>
                  <svg:desc>Disociacion.V59:Disociacion.V109</svg:desc>
                </draw:g>
              </table:table-cell>
              <table:table-cell office:value-type="float" office:value="-398.1449319">
                <text:p>-398.1449319</text:p>
                <draw:g>
                  <svg:desc>Disociacion.W59:Disociacion.W109</svg:desc>
                </draw:g>
              </table:table-cell>
              <table:table-cell office:value-type="float" office:value="3.5">
                <text:p>3.5</text:p>
                <draw:g>
                  <svg:desc>Disociacion.AB59:Disociacion.AB109</svg:desc>
                </draw:g>
              </table:table-cell>
              <table:table-cell office:value-type="float" office:value="-398.14493">
                <text:p>-398.14493</text:p>
                <draw:g>
                  <svg:desc>Disociacion.AC59:Disociacion.AC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4">
                <text:p>3.44</text:p>
              </table:table-cell>
              <table:table-cell office:value-type="float" office:value="-398.1524966">
                <text:p>-398.1524966</text:p>
              </table:table-cell>
              <table:table-cell office:value-type="float" office:value="3.44">
                <text:p>3.44</text:p>
              </table:table-cell>
              <table:table-cell office:value-type="float" office:value="-398.1525">
                <text:p>-398.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8">
                <text:p>3.38</text:p>
              </table:table-cell>
              <table:table-cell office:value-type="float" office:value="-398.1604247">
                <text:p>-398.1604247</text:p>
              </table:table-cell>
              <table:table-cell office:value-type="float" office:value="3.38">
                <text:p>3.38</text:p>
              </table:table-cell>
              <table:table-cell office:value-type="float" office:value="-398.16042">
                <text:p>-398.16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2">
                <text:p>3.32</text:p>
              </table:table-cell>
              <table:table-cell office:value-type="float" office:value="-398.1687296">
                <text:p>-398.1687296</text:p>
              </table:table-cell>
              <table:table-cell office:value-type="float" office:value="3.32">
                <text:p>3.32</text:p>
              </table:table-cell>
              <table:table-cell office:value-type="float" office:value="-398.16873">
                <text:p>-398.16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-398.1774226">
                <text:p>-398.1774226</text:p>
              </table:table-cell>
              <table:table-cell office:value-type="float" office:value="3.26">
                <text:p>3.26</text:p>
              </table:table-cell>
              <table:table-cell office:value-type="float" office:value="-398.17742">
                <text:p>-398.1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-398.1864979">
                <text:p>-398.1864979</text:p>
              </table:table-cell>
              <table:table-cell office:value-type="float" office:value="3.2">
                <text:p>3.2</text:p>
              </table:table-cell>
              <table:table-cell office:value-type="float" office:value="-398.1865">
                <text:p>-398.1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4">
                <text:p>3.14</text:p>
              </table:table-cell>
              <table:table-cell office:value-type="float" office:value="-398.1962441">
                <text:p>-398.1962441</text:p>
              </table:table-cell>
              <table:table-cell office:value-type="float" office:value="3.14">
                <text:p>3.14</text:p>
              </table:table-cell>
              <table:table-cell office:value-type="float" office:value="-398.19624">
                <text:p>-398.19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8">
                <text:p>3.08</text:p>
              </table:table-cell>
              <table:table-cell office:value-type="float" office:value="-398.2061051">
                <text:p>-398.2061051</text:p>
              </table:table-cell>
              <table:table-cell office:value-type="float" office:value="3.08">
                <text:p>3.08</text:p>
              </table:table-cell>
              <table:table-cell office:value-type="float" office:value="-398.20611">
                <text:p>-398.20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">
                <text:p>3.02</text:p>
              </table:table-cell>
              <table:table-cell office:value-type="float" office:value="-398.2165117">
                <text:p>-398.2165117</text:p>
              </table:table-cell>
              <table:table-cell office:value-type="float" office:value="3.02">
                <text:p>3.02</text:p>
              </table:table-cell>
              <table:table-cell office:value-type="float" office:value="-398.21651">
                <text:p>-398.21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6">
                <text:p>2.96</text:p>
              </table:table-cell>
              <table:table-cell office:value-type="float" office:value="-398.2273967">
                <text:p>-398.2273967</text:p>
              </table:table-cell>
              <table:table-cell office:value-type="float" office:value="2.96">
                <text:p>2.96</text:p>
              </table:table-cell>
              <table:table-cell office:value-type="float" office:value="-398.2274">
                <text:p>-398.2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">
                <text:p>2.9</text:p>
              </table:table-cell>
              <table:table-cell office:value-type="float" office:value="-398.2387659">
                <text:p>-398.2387659</text:p>
              </table:table-cell>
              <table:table-cell office:value-type="float" office:value="2.9">
                <text:p>2.9</text:p>
              </table:table-cell>
              <table:table-cell office:value-type="float" office:value="-398.23877">
                <text:p>-398.23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4">
                <text:p>2.84</text:p>
              </table:table-cell>
              <table:table-cell office:value-type="float" office:value="-398.25063">
                <text:p>-398.25063</text:p>
              </table:table-cell>
              <table:table-cell office:value-type="float" office:value="2.84">
                <text:p>2.84</text:p>
              </table:table-cell>
              <table:table-cell office:value-type="float" office:value="-398.25063">
                <text:p>-398.250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8">
                <text:p>2.78</text:p>
              </table:table-cell>
              <table:table-cell office:value-type="float" office:value="-398.2629994">
                <text:p>-398.2629994</text:p>
              </table:table-cell>
              <table:table-cell office:value-type="float" office:value="2.78">
                <text:p>2.78</text:p>
              </table:table-cell>
              <table:table-cell office:value-type="float" office:value="-398.263">
                <text:p>-398.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">
                <text:p>2.72</text:p>
              </table:table-cell>
              <table:table-cell office:value-type="float" office:value="-398.2758831">
                <text:p>-398.2758831</text:p>
              </table:table-cell>
              <table:table-cell office:value-type="float" office:value="2.72">
                <text:p>2.72</text:p>
              </table:table-cell>
              <table:table-cell office:value-type="float" office:value="-398.27588">
                <text:p>-398.27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6">
                <text:p>2.66</text:p>
              </table:table-cell>
              <table:table-cell office:value-type="float" office:value="-398.2892882">
                <text:p>-398.2892882</text:p>
              </table:table-cell>
              <table:table-cell office:value-type="float" office:value="2.66">
                <text:p>2.66</text:p>
              </table:table-cell>
              <table:table-cell office:value-type="float" office:value="-398.28929">
                <text:p>-398.28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">
                <text:p>2.6</text:p>
              </table:table-cell>
              <table:table-cell office:value-type="float" office:value="-398.3032189">
                <text:p>-398.3032189</text:p>
              </table:table-cell>
              <table:table-cell office:value-type="float" office:value="2.6">
                <text:p>2.6</text:p>
              </table:table-cell>
              <table:table-cell office:value-type="float" office:value="-398.30322">
                <text:p>-398.30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4">
                <text:p>2.54</text:p>
              </table:table-cell>
              <table:table-cell office:value-type="float" office:value="-398.3176764">
                <text:p>-398.3176764</text:p>
              </table:table-cell>
              <table:table-cell office:value-type="float" office:value="2.54">
                <text:p>2.54</text:p>
              </table:table-cell>
              <table:table-cell office:value-type="float" office:value="-398.31768">
                <text:p>-398.31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8">
                <text:p>2.48</text:p>
              </table:table-cell>
              <table:table-cell office:value-type="float" office:value="-398.332658">
                <text:p>-398.332658</text:p>
              </table:table-cell>
              <table:table-cell office:value-type="float" office:value="2.48">
                <text:p>2.48</text:p>
              </table:table-cell>
              <table:table-cell office:value-type="float" office:value="-398.33266">
                <text:p>-398.33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42">
                <text:p>2.42</text:p>
              </table:table-cell>
              <table:table-cell office:value-type="float" office:value="-398.3481569">
                <text:p>-398.3481569</text:p>
              </table:table-cell>
              <table:table-cell office:value-type="float" office:value="2.42">
                <text:p>2.42</text:p>
              </table:table-cell>
              <table:table-cell office:value-type="float" office:value="-398.34816">
                <text:p>-398.34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6">
                <text:p>2.36</text:p>
              </table:table-cell>
              <table:table-cell office:value-type="float" office:value="-398.3641611">
                <text:p>-398.3641611</text:p>
              </table:table-cell>
              <table:table-cell office:value-type="float" office:value="2.36">
                <text:p>2.36</text:p>
              </table:table-cell>
              <table:table-cell office:value-type="float" office:value="-398.36416">
                <text:p>-398.36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">
                <text:p>2.3</text:p>
              </table:table-cell>
              <table:table-cell office:value-type="float" office:value="-398.380653">
                <text:p>-398.380653</text:p>
              </table:table-cell>
              <table:table-cell office:value-type="float" office:value="2.3">
                <text:p>2.3</text:p>
              </table:table-cell>
              <table:table-cell office:value-type="float" office:value="-398.38065">
                <text:p>-398.38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4">
                <text:p>2.24</text:p>
              </table:table-cell>
              <table:table-cell office:value-type="float" office:value="-398.3976083">
                <text:p>-398.3976083</text:p>
              </table:table-cell>
              <table:table-cell office:value-type="float" office:value="2.24">
                <text:p>2.24</text:p>
              </table:table-cell>
              <table:table-cell office:value-type="float" office:value="-398.39761">
                <text:p>-398.397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8">
                <text:p>2.18</text:p>
              </table:table-cell>
              <table:table-cell office:value-type="float" office:value="-398.4149947">
                <text:p>-398.4149947</text:p>
              </table:table-cell>
              <table:table-cell office:value-type="float" office:value="2.18">
                <text:p>2.18</text:p>
              </table:table-cell>
              <table:table-cell office:value-type="float" office:value="-398.41499">
                <text:p>-398.41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2">
                <text:p>2.12</text:p>
              </table:table-cell>
              <table:table-cell office:value-type="float" office:value="-398.4327707">
                <text:p>-398.4327707</text:p>
              </table:table-cell>
              <table:table-cell office:value-type="float" office:value="2.12">
                <text:p>2.12</text:p>
              </table:table-cell>
              <table:table-cell office:value-type="float" office:value="-398.43277">
                <text:p>-398.43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6">
                <text:p>2.06</text:p>
              </table:table-cell>
              <table:table-cell office:value-type="float" office:value="-398.450883">
                <text:p>-398.450883</text:p>
              </table:table-cell>
              <table:table-cell office:value-type="float" office:value="2.06">
                <text:p>2.06</text:p>
              </table:table-cell>
              <table:table-cell office:value-type="float" office:value="-398.45088">
                <text:p>-398.45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-398.4692638">
                <text:p>-398.4692638</text:p>
              </table:table-cell>
              <table:table-cell office:value-type="float" office:value="2">
                <text:p>2</text:p>
              </table:table-cell>
              <table:table-cell office:value-type="float" office:value="-398.46926">
                <text:p>-398.469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">
                <text:p>1.94</text:p>
              </table:table-cell>
              <table:table-cell office:value-type="float" office:value="-398.4878269">
                <text:p>-398.4878269</text:p>
              </table:table-cell>
              <table:table-cell office:value-type="float" office:value="1.94">
                <text:p>1.94</text:p>
              </table:table-cell>
              <table:table-cell office:value-type="float" office:value="-398.48783">
                <text:p>-398.487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8">
                <text:p>1.88</text:p>
              </table:table-cell>
              <table:table-cell office:value-type="float" office:value="-398.5064611">
                <text:p>-398.5064611</text:p>
              </table:table-cell>
              <table:table-cell office:value-type="float" office:value="1.88">
                <text:p>1.88</text:p>
              </table:table-cell>
              <table:table-cell office:value-type="float" office:value="-398.50646">
                <text:p>-398.50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2">
                <text:p>1.82</text:p>
              </table:table-cell>
              <table:table-cell office:value-type="float" office:value="-398.5250223">
                <text:p>-398.5250223</text:p>
              </table:table-cell>
              <table:table-cell office:value-type="float" office:value="1.82">
                <text:p>1.82</text:p>
              </table:table-cell>
              <table:table-cell office:value-type="float" office:value="-398.52502">
                <text:p>-398.52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6">
                <text:p>1.76</text:p>
              </table:table-cell>
              <table:table-cell office:value-type="float" office:value="-398.543321">
                <text:p>-398.543321</text:p>
              </table:table-cell>
              <table:table-cell office:value-type="float" office:value="1.76">
                <text:p>1.76</text:p>
              </table:table-cell>
              <table:table-cell office:value-type="float" office:value="-398.54332">
                <text:p>-398.54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">
                <text:p>1.7</text:p>
              </table:table-cell>
              <table:table-cell office:value-type="float" office:value="-398.5611053">
                <text:p>-398.5611053</text:p>
              </table:table-cell>
              <table:table-cell office:value-type="float" office:value="1.7">
                <text:p>1.7</text:p>
              </table:table-cell>
              <table:table-cell office:value-type="float" office:value="-398.56111">
                <text:p>-398.56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4">
                <text:p>1.64</text:p>
              </table:table-cell>
              <table:table-cell office:value-type="float" office:value="-398.5780367">
                <text:p>-398.5780367</text:p>
              </table:table-cell>
              <table:table-cell office:value-type="float" office:value="1.64">
                <text:p>1.64</text:p>
              </table:table-cell>
              <table:table-cell office:value-type="float" office:value="-398.57804">
                <text:p>-398.578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8">
                <text:p>1.58</text:p>
              </table:table-cell>
              <table:table-cell office:value-type="float" office:value="-398.5936576">
                <text:p>-398.5936576</text:p>
              </table:table-cell>
              <table:table-cell office:value-type="float" office:value="1.58">
                <text:p>1.58</text:p>
              </table:table-cell>
              <table:table-cell office:value-type="float" office:value="-398.59366">
                <text:p>-398.593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2">
                <text:p>1.52</text:p>
              </table:table-cell>
              <table:table-cell office:value-type="float" office:value="-398.6073469">
                <text:p>-398.6073469</text:p>
              </table:table-cell>
              <table:table-cell office:value-type="float" office:value="1.52">
                <text:p>1.52</text:p>
              </table:table-cell>
              <table:table-cell office:value-type="float" office:value="-398.60735">
                <text:p>-398.60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6">
                <text:p>1.46</text:p>
              </table:table-cell>
              <table:table-cell office:value-type="float" office:value="-398.6182621">
                <text:p>-398.6182621</text:p>
              </table:table-cell>
              <table:table-cell office:value-type="float" office:value="1.46">
                <text:p>1.46</text:p>
              </table:table-cell>
              <table:table-cell office:value-type="float" office:value="-398.61826">
                <text:p>-398.61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">
                <text:p>1.4</text:p>
              </table:table-cell>
              <table:table-cell office:value-type="float" office:value="-398.6252634">
                <text:p>-398.6252634</text:p>
              </table:table-cell>
              <table:table-cell office:value-type="float" office:value="1.4">
                <text:p>1.4</text:p>
              </table:table-cell>
              <table:table-cell office:value-type="float" office:value="-398.62526">
                <text:p>-398.62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4">
                <text:p>1.34</text:p>
              </table:table-cell>
              <table:table-cell office:value-type="float" office:value="-398.6268167">
                <text:p>-398.6268167</text:p>
              </table:table-cell>
              <table:table-cell office:value-type="float" office:value="1.34">
                <text:p>1.34</text:p>
              </table:table-cell>
              <table:table-cell office:value-type="float" office:value="-398.62682">
                <text:p>-398.62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8">
                <text:p>1.28</text:p>
              </table:table-cell>
              <table:table-cell office:value-type="float" office:value="-398.62087">
                <text:p>-398.62087</text:p>
              </table:table-cell>
              <table:table-cell office:value-type="float" office:value="1.28">
                <text:p>1.28</text:p>
              </table:table-cell>
              <table:table-cell office:value-type="float" office:value="-398.62087">
                <text:p>-398.620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2">
                <text:p>1.22</text:p>
              </table:table-cell>
              <table:table-cell office:value-type="float" office:value="-398.6046944">
                <text:p>-398.6046944</text:p>
              </table:table-cell>
              <table:table-cell office:value-type="float" office:value="1.22">
                <text:p>1.22</text:p>
              </table:table-cell>
              <table:table-cell office:value-type="float" office:value="-398.60469">
                <text:p>-398.60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6">
                <text:p>1.16</text:p>
              </table:table-cell>
              <table:table-cell office:value-type="float" office:value="-398.5746814">
                <text:p>-398.5746814</text:p>
              </table:table-cell>
              <table:table-cell office:value-type="float" office:value="1.16">
                <text:p>1.16</text:p>
              </table:table-cell>
              <table:table-cell office:value-type="float" office:value="-398.57468">
                <text:p>-398.57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">
                <text:p>1.1</text:p>
              </table:table-cell>
              <table:table-cell office:value-type="float" office:value="-398.5260802">
                <text:p>-398.5260802</text:p>
              </table:table-cell>
              <table:table-cell office:value-type="float" office:value="1.1">
                <text:p>1.1</text:p>
              </table:table-cell>
              <table:table-cell office:value-type="float" office:value="-398.52608">
                <text:p>-398.52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4">
                <text:p>1.04</text:p>
              </table:table-cell>
              <table:table-cell office:value-type="float" office:value="-398.452655">
                <text:p>-398.452655</text:p>
              </table:table-cell>
              <table:table-cell office:value-type="float" office:value="1.04">
                <text:p>1.04</text:p>
              </table:table-cell>
              <table:table-cell office:value-type="float" office:value="-398.45265">
                <text:p>-398.45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-398.346233">
                <text:p>-398.346233</text:p>
              </table:table-cell>
              <table:table-cell office:value-type="float" office:value="0.98">
                <text:p>0.98</text:p>
              </table:table-cell>
              <table:table-cell office:value-type="float" office:value="-398.34623">
                <text:p>-398.34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">
                <text:p>0.92</text:p>
              </table:table-cell>
              <table:table-cell office:value-type="float" office:value="-398.1960943">
                <text:p>-398.1960943</text:p>
              </table:table-cell>
              <table:table-cell office:value-type="float" office:value="0.92">
                <text:p>0.92</text:p>
              </table:table-cell>
              <table:table-cell office:value-type="float" office:value="-398.19609">
                <text:p>-398.19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">
                <text:p>0.86</text:p>
              </table:table-cell>
              <table:table-cell office:value-type="float" office:value="-397.9881103">
                <text:p>-397.9881103</text:p>
              </table:table-cell>
              <table:table-cell office:value-type="float" office:value="0.86">
                <text:p>0.86</text:p>
              </table:table-cell>
              <table:table-cell office:value-type="float" office:value="-397.98811">
                <text:p>-397.98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-397.7034601">
                <text:p>-397.7034601</text:p>
              </table:table-cell>
              <table:table-cell office:value-type="float" office:value="0.8">
                <text:p>0.8</text:p>
              </table:table-cell>
              <table:table-cell office:value-type="float" office:value="-397.70346">
                <text:p>-397.70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">
                <text:p>0.74</text:p>
              </table:table-cell>
              <table:table-cell office:value-type="float" office:value="-397.3166295">
                <text:p>-397.3166295</text:p>
              </table:table-cell>
              <table:table-cell office:value-type="float" office:value="0.74">
                <text:p>0.74</text:p>
              </table:table-cell>
              <table:table-cell office:value-type="float" office:value="-397.31663">
                <text:p>-397.31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68">
                <text:p>0.68</text:p>
              </table:table-cell>
              <table:table-cell office:value-type="float" office:value="-396.7922879">
                <text:p>-396.7922879</text:p>
              </table:table-cell>
              <table:table-cell office:value-type="float" office:value="0.68">
                <text:p>0.68</text:p>
              </table:table-cell>
              <table:table-cell office:value-type="float" office:value="-396.79229">
                <text:p>-396.792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2">
                <text:p>0.62</text:p>
              </table:table-cell>
              <table:table-cell office:value-type="float" office:value="-396.0805272">
                <text:p>-396.0805272</text:p>
              </table:table-cell>
              <table:table-cell office:value-type="float" office:value="0.62">
                <text:p>0.62</text:p>
              </table:table-cell>
              <table:table-cell office:value-type="float" office:value="-396.08053">
                <text:p>-396.080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6">
                <text:p>0.56</text:p>
              </table:table-cell>
              <table:table-cell office:value-type="float" office:value="-395.1096084">
                <text:p>-395.1096084</text:p>
              </table:table-cell>
              <table:table-cell office:value-type="float" office:value="0.56">
                <text:p>0.56</text:p>
              </table:table-cell>
              <table:table-cell office:value-type="float" office:value="-395.10961">
                <text:p>-395.10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393.7746645">
                <text:p>-393.7746645</text:p>
              </table:table-cell>
              <table:table-cell office:value-type="float" office:value="0.5">
                <text:p>0.5</text:p>
              </table:table-cell>
              <table:table-cell office:value-type="float" office:value="-393.77466">
                <text:p>-393.77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869cm" svg:height="13.755cm" xlink:href=".." xlink:type="simple" chart:class="chart:scatter" chart:style-name="ch1">
        <chart:legend chart:legend-position="end" svg:x="18.018cm" svg:y="6.159cm" style:legend-expansion="high" chart:style-name="ch2"/>
        <chart:plot-area chart:style-name="ch3" table:cell-range-address="Disociacion.E60:Disociacion.E91 Disociacion.D98:Disociacion.E133 Disociacion.B98:Disociacion.B99 Disociacion.B58:Disociacion.B59 Disociacion.K118:Disociacion.K119 Disociacion.N119:Disociacion.N169" chart:data-source-has-labels="both" svg:x="0.437cm" svg:y="0.275cm" svg:width="17.144cm" svg:height="13.205cm">
          <chartooo:coordinate-region svg:x="1.349cm" svg:y="0.448cm" svg:width="16.138cm" svg:height="12.86cm"/>
          <chart:axis chart:dimension="x" chart:name="primary-x" chart:style-name="ch4" chartooo:axis-type="auto">
            <chart:categories table:cell-range-address="Disociacion.E60:Disociacion.E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ociacion.E98:Disociacion.E133" chart:label-cell-address="Disociacion.B98:Disociacion.B99" chart:class="chart:scatter">
            <chart:domain table:cell-range-address="Disociacion.D98:Disociacion.D133"/>
            <chart:data-point chart:repeated="36"/>
          </chart:series>
          <chart:series chart:style-name="ch7" chart:values-cell-range-address="Disociacion.E60:Disociacion.E91" chart:label-cell-address="Disociacion.B58:Disociacion.B59" chart:class="chart:scatter">
            <chart:domain table:cell-range-address="Disociacion.D60:Disociacion.D91"/>
            <chart:data-point chart:repeated="32"/>
          </chart:series>
          <chart:series chart:style-name="ch8" chart:values-cell-range-address="Disociacion.N119:Disociacion.N169" chart:label-cell-address="Disociacion.K118:Disociacion.K119" chart:class="chart:scatter">
            <chart:domain table:cell-range-address="Disociacion.M119:Disociacion.M169"/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HF 6-31g</text:p>
                <text:list>
                  <text:list-item>
                    <text:p>RHF</text:p>
                  </text:list-item>
                  <text:list-item>
                    <text:p>6-31g</text:p>
                  </text:list-item>
                </text:list>
                <draw:g>
                  <svg:desc>Disociacion.B98:Disociacion.B99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UHF 6-31g</text:p>
                <text:list>
                  <text:list-item>
                    <text:p>UHF</text:p>
                  </text:list-item>
                  <text:list-item>
                    <text:p>6-31g</text:p>
                  </text:list-item>
                </text:list>
                <draw:g>
                  <svg:desc>Disociacion.B58:Disociacion.B59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OHF Triplete 6-31g</text:p>
                <text:list>
                  <text:list-item>
                    <text:p>ROHF Triplete</text:p>
                  </text:list-item>
                  <text:list-item>
                    <text:p>6-31g</text:p>
                  </text:list-item>
                </text:list>
                <draw:g>
                  <svg:desc>Disociacion.K118:Disociacion.K119</svg:desc>
                </draw:g>
              </table:table-cell>
            </table:table-row>
          </table:table-header-rows>
          <table:table-rows>
            <table:table-row>
              <table:table-cell office:value-type="float" office:value="-398.1225791">
                <text:p>-398.1225791</text:p>
                <draw:g>
                  <svg:desc>Disociacion.E60:Disociacion.E91</svg:desc>
                </draw:g>
              </table:table-cell>
              <table:table-cell office:value-type="float" office:value="6">
                <text:p>6</text:p>
                <draw:g>
                  <svg:desc>Disociacion.D98:Disociacion.D133</svg:desc>
                </draw:g>
              </table:table-cell>
              <table:table-cell office:value-type="float" office:value="-398.1193628">
                <text:p>-398.1193628</text:p>
                <draw:g>
                  <svg:desc>Disociacion.E98:Disociacion.E133</svg:desc>
                </draw:g>
              </table:table-cell>
              <table:table-cell office:value-type="float" office:value="5.5">
                <text:p>5.5</text:p>
                <draw:g>
                  <svg:desc>Disociacion.D60:Disociacion.D91</svg:desc>
                </draw:g>
              </table:table-cell>
              <table:table-cell office:value-type="float" office:value="-398.1225791">
                <text:p>-398.1225791</text:p>
                <draw:g>
                  <svg:desc>Disociacion.E60:Disociacion.E91</svg:desc>
                </draw:g>
              </table:table-cell>
              <table:table-cell office:value-type="float" office:value="6">
                <text:p>6</text:p>
                <draw:g>
                  <svg:desc>Disociacion.M119:Disociacion.M169</svg:desc>
                </draw:g>
              </table:table-cell>
              <table:table-cell office:value-type="float" office:value="-398.38791">
                <text:p>-398.38791</text:p>
                <draw:g>
                  <svg:desc>Disociacion.N119:Disociacion.N169</svg:desc>
                </draw:g>
              </table:table-cell>
            </table:table-row>
            <table:table-row>
              <table:table-cell office:value-type="float" office:value="-398.1260764">
                <text:p>-398.1260764</text:p>
              </table:table-cell>
              <table:table-cell office:value-type="float" office:value="5.5">
                <text:p>5.5</text:p>
              </table:table-cell>
              <table:table-cell office:value-type="float" office:value="-398.1225667">
                <text:p>-398.1225667</text:p>
              </table:table-cell>
              <table:table-cell office:value-type="float" office:value="5">
                <text:p>5</text:p>
              </table:table-cell>
              <table:table-cell office:value-type="float" office:value="-398.1260764">
                <text:p>-398.1260764</text:p>
              </table:table-cell>
              <table:table-cell office:value-type="float" office:value="5.89">
                <text:p>5.89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1309659">
                <text:p>-398.1309659</text:p>
              </table:table-cell>
              <table:table-cell office:value-type="float" office:value="5">
                <text:p>5</text:p>
              </table:table-cell>
              <table:table-cell office:value-type="float" office:value="-398.1260742">
                <text:p>-398.1260742</text:p>
              </table:table-cell>
              <table:table-cell office:value-type="float" office:value="4.5">
                <text:p>4.5</text:p>
              </table:table-cell>
              <table:table-cell office:value-type="float" office:value="-398.1309659">
                <text:p>-398.1309659</text:p>
              </table:table-cell>
              <table:table-cell office:value-type="float" office:value="5.78">
                <text:p>5.78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1999335">
                <text:p>-398.1999335</text:p>
              </table:table-cell>
              <table:table-cell office:value-type="float" office:value="4.5">
                <text:p>4.5</text:p>
              </table:table-cell>
              <table:table-cell office:value-type="float" office:value="-398.1309682">
                <text:p>-398.1309682</text:p>
              </table:table-cell>
              <table:table-cell office:value-type="float" office:value="3.58">
                <text:p>3.58</text:p>
              </table:table-cell>
              <table:table-cell office:value-type="float" office:value="-398.1999335">
                <text:p>-398.1999335</text:p>
              </table:table-cell>
              <table:table-cell office:value-type="float" office:value="5.67">
                <text:p>5.67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2037264">
                <text:p>-398.2037264</text:p>
              </table:table-cell>
              <table:table-cell office:value-type="float" office:value="3.91">
                <text:p>3.91</text:p>
              </table:table-cell>
              <table:table-cell office:value-type="float" office:value="-398.1418052">
                <text:p>-398.1418052</text:p>
              </table:table-cell>
              <table:table-cell office:value-type="float" office:value="3.47">
                <text:p>3.47</text:p>
              </table:table-cell>
              <table:table-cell office:value-type="float" office:value="-398.2037264">
                <text:p>-398.2037264</text:p>
              </table:table-cell>
              <table:table-cell office:value-type="float" office:value="5.56">
                <text:p>5.56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2083805">
                <text:p>-398.2083805</text:p>
              </table:table-cell>
              <table:table-cell office:value-type="float" office:value="3.8">
                <text:p>3.8</text:p>
              </table:table-cell>
              <table:table-cell office:value-type="float" office:value="-398.1451806">
                <text:p>-398.1451806</text:p>
              </table:table-cell>
              <table:table-cell office:value-type="float" office:value="3.36">
                <text:p>3.36</text:p>
              </table:table-cell>
              <table:table-cell office:value-type="float" office:value="-398.2083805">
                <text:p>-398.2083805</text:p>
              </table:table-cell>
              <table:table-cell office:value-type="float" office:value="5.45">
                <text:p>5.45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2141934">
                <text:p>-398.2141934</text:p>
              </table:table-cell>
              <table:table-cell office:value-type="float" office:value="3.69">
                <text:p>3.69</text:p>
              </table:table-cell>
              <table:table-cell office:value-type="float" office:value="-398.1493231">
                <text:p>-398.1493231</text:p>
              </table:table-cell>
              <table:table-cell office:value-type="float" office:value="3.25">
                <text:p>3.25</text:p>
              </table:table-cell>
              <table:table-cell office:value-type="float" office:value="-398.2141934">
                <text:p>-398.2141934</text:p>
              </table:table-cell>
              <table:table-cell office:value-type="float" office:value="5.34">
                <text:p>5.34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2215228">
                <text:p>-398.2215228</text:p>
              </table:table-cell>
              <table:table-cell office:value-type="float" office:value="3.58">
                <text:p>3.58</text:p>
              </table:table-cell>
              <table:table-cell office:value-type="float" office:value="-398.1354227">
                <text:p>-398.1354227</text:p>
              </table:table-cell>
              <table:table-cell office:value-type="float" office:value="3.14">
                <text:p>3.14</text:p>
              </table:table-cell>
              <table:table-cell office:value-type="float" office:value="-398.2215228">
                <text:p>-398.2215228</text:p>
              </table:table-cell>
              <table:table-cell office:value-type="float" office:value="5.23">
                <text:p>5.23</text:p>
              </table:table-cell>
              <table:table-cell office:value-type="float" office:value="-398.38792">
                <text:p>-398.38792</text:p>
              </table:table-cell>
            </table:table-row>
            <table:table-row>
              <table:table-cell office:value-type="float" office:value="-398.2310087">
                <text:p>-398.2310087</text:p>
              </table:table-cell>
              <table:table-cell office:value-type="float" office:value="3.47">
                <text:p>3.47</text:p>
              </table:table-cell>
              <table:table-cell office:value-type="float" office:value="-398.1487049">
                <text:p>-398.1487049</text:p>
              </table:table-cell>
              <table:table-cell office:value-type="float" office:value="3.03">
                <text:p>3.03</text:p>
              </table:table-cell>
              <table:table-cell office:value-type="float" office:value="-398.2310087">
                <text:p>-398.2310087</text:p>
              </table:table-cell>
              <table:table-cell office:value-type="float" office:value="5.12">
                <text:p>5.12</text:p>
              </table:table-cell>
              <table:table-cell office:value-type="float" office:value="-398.38792">
                <text:p>-398.38792</text:p>
              </table:table-cell>
            </table:table-row>
            <table:table-row>
              <table:table-cell office:value-type="float" office:value="-398.2434692">
                <text:p>-398.2434692</text:p>
              </table:table-cell>
              <table:table-cell office:value-type="float" office:value="3.36">
                <text:p>3.36</text:p>
              </table:table-cell>
              <table:table-cell office:value-type="float" office:value="-398.1354227">
                <text:p>-398.1354227</text:p>
              </table:table-cell>
              <table:table-cell office:value-type="float" office:value="2.92">
                <text:p>2.92</text:p>
              </table:table-cell>
              <table:table-cell office:value-type="float" office:value="-398.2434692">
                <text:p>-398.2434692</text:p>
              </table:table-cell>
              <table:table-cell office:value-type="float" office:value="5.01">
                <text:p>5.01</text:p>
              </table:table-cell>
              <table:table-cell office:value-type="float" office:value="-398.38792">
                <text:p>-398.38792</text:p>
              </table:table-cell>
            </table:table-row>
            <table:table-row>
              <table:table-cell office:value-type="float" office:value="-398.2598574">
                <text:p>-398.2598574</text:p>
              </table:table-cell>
              <table:table-cell office:value-type="float" office:value="3.25">
                <text:p>3.25</text:p>
              </table:table-cell>
              <table:table-cell office:value-type="float" office:value="-398.1787213">
                <text:p>-398.1787213</text:p>
              </table:table-cell>
              <table:table-cell office:value-type="float" office:value="2.81">
                <text:p>2.81</text:p>
              </table:table-cell>
              <table:table-cell office:value-type="float" office:value="-398.2598574">
                <text:p>-398.2598574</text:p>
              </table:table-cell>
              <table:table-cell office:value-type="float" office:value="4.9">
                <text:p>4.9</text:p>
              </table:table-cell>
              <table:table-cell office:value-type="float" office:value="-398.38793">
                <text:p>-398.38793</text:p>
              </table:table-cell>
            </table:table-row>
            <table:table-row>
              <table:table-cell office:value-type="float" office:value="-398.2808128">
                <text:p>-398.2808128</text:p>
              </table:table-cell>
              <table:table-cell office:value-type="float" office:value="3.14">
                <text:p>3.14</text:p>
              </table:table-cell>
              <table:table-cell office:value-type="float" office:value="-398.1961094">
                <text:p>-398.1961094</text:p>
              </table:table-cell>
              <table:table-cell office:value-type="float" office:value="2.7">
                <text:p>2.7</text:p>
              </table:table-cell>
              <table:table-cell office:value-type="float" office:value="-398.2808128">
                <text:p>-398.2808128</text:p>
              </table:table-cell>
              <table:table-cell office:value-type="float" office:value="4.79">
                <text:p>4.79</text:p>
              </table:table-cell>
              <table:table-cell office:value-type="float" office:value="-398.38794">
                <text:p>-398.38794</text:p>
              </table:table-cell>
            </table:table-row>
            <table:table-row>
              <table:table-cell office:value-type="float" office:value="-398.3054642">
                <text:p>-398.3054642</text:p>
              </table:table-cell>
              <table:table-cell office:value-type="float" office:value="3.03">
                <text:p>3.03</text:p>
              </table:table-cell>
              <table:table-cell office:value-type="float" office:value="-398.214732">
                <text:p>-398.214732</text:p>
              </table:table-cell>
              <table:table-cell office:value-type="float" office:value="2.59">
                <text:p>2.59</text:p>
              </table:table-cell>
              <table:table-cell office:value-type="float" office:value="-398.3054642">
                <text:p>-398.3054642</text:p>
              </table:table-cell>
              <table:table-cell office:value-type="float" office:value="4.68">
                <text:p>4.68</text:p>
              </table:table-cell>
              <table:table-cell office:value-type="float" office:value="-398.38794">
                <text:p>-398.38794</text:p>
              </table:table-cell>
            </table:table-row>
            <table:table-row>
              <table:table-cell office:value-type="float" office:value="-398.332605">
                <text:p>-398.332605</text:p>
              </table:table-cell>
              <table:table-cell office:value-type="float" office:value="2.92">
                <text:p>2.92</text:p>
              </table:table-cell>
              <table:table-cell office:value-type="float" office:value="-398.2349176">
                <text:p>-398.2349176</text:p>
              </table:table-cell>
              <table:table-cell office:value-type="float" office:value="2.48">
                <text:p>2.48</text:p>
              </table:table-cell>
              <table:table-cell office:value-type="float" office:value="-398.332605">
                <text:p>-398.332605</text:p>
              </table:table-cell>
              <table:table-cell office:value-type="float" office:value="4.57">
                <text:p>4.57</text:p>
              </table:table-cell>
              <table:table-cell office:value-type="float" office:value="-398.38795">
                <text:p>-398.38795</text:p>
              </table:table-cell>
            </table:table-row>
            <table:table-row>
              <table:table-cell office:value-type="float" office:value="-398.3614486">
                <text:p>-398.3614486</text:p>
              </table:table-cell>
              <table:table-cell office:value-type="float" office:value="2.81">
                <text:p>2.81</text:p>
              </table:table-cell>
              <table:table-cell office:value-type="float" office:value="-398.2567501">
                <text:p>-398.2567501</text:p>
              </table:table-cell>
              <table:table-cell office:value-type="float" office:value="2.37">
                <text:p>2.37</text:p>
              </table:table-cell>
              <table:table-cell office:value-type="float" office:value="-398.3614486">
                <text:p>-398.3614486</text:p>
              </table:table-cell>
              <table:table-cell office:value-type="float" office:value="4.46">
                <text:p>4.46</text:p>
              </table:table-cell>
              <table:table-cell office:value-type="float" office:value="-398.38796">
                <text:p>-398.38796</text:p>
              </table:table-cell>
            </table:table-row>
            <table:table-row>
              <table:table-cell office:value-type="float" office:value="-398.3919067">
                <text:p>-398.3919067</text:p>
              </table:table-cell>
              <table:table-cell office:value-type="float" office:value="2.7">
                <text:p>2.7</text:p>
              </table:table-cell>
              <table:table-cell office:value-type="float" office:value="-398.2802932">
                <text:p>-398.2802932</text:p>
              </table:table-cell>
              <table:table-cell office:value-type="float" office:value="2.26">
                <text:p>2.26</text:p>
              </table:table-cell>
              <table:table-cell office:value-type="float" office:value="-398.3919067">
                <text:p>-398.3919067</text:p>
              </table:table-cell>
              <table:table-cell office:value-type="float" office:value="4.35">
                <text:p>4.35</text:p>
              </table:table-cell>
              <table:table-cell office:value-type="float" office:value="-398.38796">
                <text:p>-398.38796</text:p>
              </table:table-cell>
            </table:table-row>
            <table:table-row>
              <table:table-cell office:value-type="float" office:value="-398.4238366">
                <text:p>-398.4238366</text:p>
              </table:table-cell>
              <table:table-cell office:value-type="float" office:value="2.59">
                <text:p>2.59</text:p>
              </table:table-cell>
              <table:table-cell office:value-type="float" office:value="-398.305592">
                <text:p>-398.305592</text:p>
              </table:table-cell>
              <table:table-cell office:value-type="float" office:value="2.15">
                <text:p>2.15</text:p>
              </table:table-cell>
              <table:table-cell office:value-type="float" office:value="-398.4238366">
                <text:p>-398.4238366</text:p>
              </table:table-cell>
              <table:table-cell office:value-type="float" office:value="4.24">
                <text:p>4.24</text:p>
              </table:table-cell>
              <table:table-cell office:value-type="float" office:value="-398.38797">
                <text:p>-398.38797</text:p>
              </table:table-cell>
            </table:table-row>
            <table:table-row>
              <table:table-cell office:value-type="float" office:value="-398.4692635">
                <text:p>-398.4692635</text:p>
              </table:table-cell>
              <table:table-cell office:value-type="float" office:value="2.48">
                <text:p>2.48</text:p>
              </table:table-cell>
              <table:table-cell office:value-type="float" office:value="-398.332658">
                <text:p>-398.332658</text:p>
              </table:table-cell>
              <table:table-cell office:value-type="float" office:value="2">
                <text:p>2</text:p>
              </table:table-cell>
              <table:table-cell office:value-type="float" office:value="-398.4692635">
                <text:p>-398.4692635</text:p>
              </table:table-cell>
              <table:table-cell office:value-type="float" office:value="4.13">
                <text:p>4.13</text:p>
              </table:table-cell>
              <table:table-cell office:value-type="float" office:value="-398.38797">
                <text:p>-398.38797</text:p>
              </table:table-cell>
            </table:table-row>
            <table:table-row>
              <table:table-cell office:value-type="float" office:value="-398.5002496">
                <text:p>-398.5002496</text:p>
              </table:table-cell>
              <table:table-cell office:value-type="float" office:value="2.37">
                <text:p>2.37</text:p>
              </table:table-cell>
              <table:table-cell office:value-type="float" office:value="-398.3614592">
                <text:p>-398.3614592</text:p>
              </table:table-cell>
              <table:table-cell office:value-type="float" office:value="1.9">
                <text:p>1.9</text:p>
              </table:table-cell>
              <table:table-cell office:value-type="float" office:value="-398.5002496">
                <text:p>-398.5002496</text:p>
              </table:table-cell>
              <table:table-cell office:value-type="float" office:value="4.02">
                <text:p>4.02</text:p>
              </table:table-cell>
              <table:table-cell office:value-type="float" office:value="-398.38796">
                <text:p>-398.38796</text:p>
              </table:table-cell>
            </table:table-row>
            <table:table-row>
              <table:table-cell office:value-type="float" office:value="-398.5311618">
                <text:p>-398.5311618</text:p>
              </table:table-cell>
              <table:table-cell office:value-type="float" office:value="2.26">
                <text:p>2.26</text:p>
              </table:table-cell>
              <table:table-cell office:value-type="float" office:value="-398.3919067">
                <text:p>-398.3919067</text:p>
              </table:table-cell>
              <table:table-cell office:value-type="float" office:value="1.8">
                <text:p>1.8</text:p>
              </table:table-cell>
              <table:table-cell office:value-type="float" office:value="-398.5311618">
                <text:p>-398.5311618</text:p>
              </table:table-cell>
              <table:table-cell office:value-type="float" office:value="3.91">
                <text:p>3.91</text:p>
              </table:table-cell>
              <table:table-cell office:value-type="float" office:value="-398.38794">
                <text:p>-398.38794</text:p>
              </table:table-cell>
            </table:table-row>
            <table:table-row>
              <table:table-cell office:value-type="float" office:value="-398.5611052">
                <text:p>-398.5611052</text:p>
              </table:table-cell>
              <table:table-cell office:value-type="float" office:value="2.15">
                <text:p>2.15</text:p>
              </table:table-cell>
              <table:table-cell office:value-type="float" office:value="-398.4238366">
                <text:p>-398.4238366</text:p>
              </table:table-cell>
              <table:table-cell office:value-type="float" office:value="1.7">
                <text:p>1.7</text:p>
              </table:table-cell>
              <table:table-cell office:value-type="float" office:value="-398.5611052">
                <text:p>-398.5611052</text:p>
              </table:table-cell>
              <table:table-cell office:value-type="float" office:value="3.8">
                <text:p>3.8</text:p>
              </table:table-cell>
              <table:table-cell office:value-type="float" office:value="-398.38791">
                <text:p>-398.38791</text:p>
              </table:table-cell>
            </table:table-row>
            <table:table-row>
              <table:table-cell office:value-type="float" office:value="-398.5886305">
                <text:p>-398.5886305</text:p>
              </table:table-cell>
              <table:table-cell office:value-type="float" office:value="2">
                <text:p>2</text:p>
              </table:table-cell>
              <table:table-cell office:value-type="float" office:value="-398.4692635">
                <text:p>-398.4692635</text:p>
              </table:table-cell>
              <table:table-cell office:value-type="float" office:value="1.6">
                <text:p>1.6</text:p>
              </table:table-cell>
              <table:table-cell office:value-type="float" office:value="-398.5886305">
                <text:p>-398.5886305</text:p>
              </table:table-cell>
              <table:table-cell office:value-type="float" office:value="3.69">
                <text:p>3.69</text:p>
              </table:table-cell>
              <table:table-cell office:value-type="float" office:value="-398.38785">
                <text:p>-398.38785</text:p>
              </table:table-cell>
            </table:table-row>
            <table:table-row>
              <table:table-cell office:value-type="float" office:value="-398.6149952">
                <text:p>-398.6149952</text:p>
              </table:table-cell>
              <table:table-cell office:value-type="float" office:value="1.9">
                <text:p>1.9</text:p>
              </table:table-cell>
              <table:table-cell office:value-type="float" office:value="-398.5002496">
                <text:p>-398.5002496</text:p>
              </table:table-cell>
              <table:table-cell office:value-type="float" office:value="1.48">
                <text:p>1.48</text:p>
              </table:table-cell>
              <table:table-cell office:value-type="float" office:value="-398.6149952">
                <text:p>-398.6149952</text:p>
              </table:table-cell>
              <table:table-cell office:value-type="float" office:value="3.58">
                <text:p>3.58</text:p>
              </table:table-cell>
              <table:table-cell office:value-type="float" office:value="-398.38776">
                <text:p>-398.38776</text:p>
              </table:table-cell>
            </table:table-row>
            <table:table-row>
              <table:table-cell office:value-type="float" office:value="-398.6264758">
                <text:p>-398.6264758</text:p>
              </table:table-cell>
              <table:table-cell office:value-type="float" office:value="1.8">
                <text:p>1.8</text:p>
              </table:table-cell>
              <table:table-cell office:value-type="float" office:value="-398.5311618">
                <text:p>-398.5311618</text:p>
              </table:table-cell>
              <table:table-cell office:value-type="float" office:value="1.38">
                <text:p>1.38</text:p>
              </table:table-cell>
              <table:table-cell office:value-type="float" office:value="-398.6264758">
                <text:p>-398.6264758</text:p>
              </table:table-cell>
              <table:table-cell office:value-type="float" office:value="3.47">
                <text:p>3.47</text:p>
              </table:table-cell>
              <table:table-cell office:value-type="float" office:value="-398.38764">
                <text:p>-398.38764</text:p>
              </table:table-cell>
            </table:table-row>
            <table:table-row>
              <table:table-cell office:value-type="float" office:value="-398.618968">
                <text:p>-398.618968</text:p>
              </table:table-cell>
              <table:table-cell office:value-type="float" office:value="1.7">
                <text:p>1.7</text:p>
              </table:table-cell>
              <table:table-cell office:value-type="float" office:value="-398.5611052">
                <text:p>-398.5611052</text:p>
              </table:table-cell>
              <table:table-cell office:value-type="float" office:value="1.27">
                <text:p>1.27</text:p>
              </table:table-cell>
              <table:table-cell office:value-type="float" office:value="-398.618968">
                <text:p>-398.618968</text:p>
              </table:table-cell>
              <table:table-cell office:value-type="float" office:value="3.36">
                <text:p>3.36</text:p>
              </table:table-cell>
              <table:table-cell office:value-type="float" office:value="-398.38746">
                <text:p>-398.38746</text:p>
              </table:table-cell>
            </table:table-row>
            <table:table-row>
              <table:table-cell office:value-type="float" office:value="-398.5746806">
                <text:p>-398.5746806</text:p>
              </table:table-cell>
              <table:table-cell office:value-type="float" office:value="1.6">
                <text:p>1.6</text:p>
              </table:table-cell>
              <table:table-cell office:value-type="float" office:value="-398.5886305">
                <text:p>-398.5886305</text:p>
              </table:table-cell>
              <table:table-cell office:value-type="float" office:value="1.16">
                <text:p>1.16</text:p>
              </table:table-cell>
              <table:table-cell office:value-type="float" office:value="-398.5746806">
                <text:p>-398.5746806</text:p>
              </table:table-cell>
              <table:table-cell office:value-type="float" office:value="3.25">
                <text:p>3.25</text:p>
              </table:table-cell>
              <table:table-cell office:value-type="float" office:value="-398.38722">
                <text:p>-398.38722</text:p>
              </table:table-cell>
            </table:table-row>
            <table:table-row>
              <table:table-cell office:value-type="float" office:value="-398.466935">
                <text:p>-398.466935</text:p>
              </table:table-cell>
              <table:table-cell office:value-type="float" office:value="1.48">
                <text:p>1.48</text:p>
              </table:table-cell>
              <table:table-cell office:value-type="float" office:value="-398.6149952">
                <text:p>-398.6149952</text:p>
              </table:table-cell>
              <table:table-cell office:value-type="float" office:value="1.05">
                <text:p>1.05</text:p>
              </table:table-cell>
              <table:table-cell office:value-type="float" office:value="-398.466935">
                <text:p>-398.466935</text:p>
              </table:table-cell>
              <table:table-cell office:value-type="float" office:value="3.14">
                <text:p>3.14</text:p>
              </table:table-cell>
              <table:table-cell office:value-type="float" office:value="-398.38688">
                <text:p>-398.38688</text:p>
              </table:table-cell>
            </table:table-row>
            <table:table-row>
              <table:table-cell office:value-type="float" office:value="-398.2517878">
                <text:p>-398.2517878</text:p>
              </table:table-cell>
              <table:table-cell office:value-type="float" office:value="1.38">
                <text:p>1.38</text:p>
              </table:table-cell>
              <table:table-cell office:value-type="float" office:value="-398.6264758">
                <text:p>-398.6264758</text:p>
              </table:table-cell>
              <table:table-cell office:value-type="float" office:value="0.94">
                <text:p>0.94</text:p>
              </table:table-cell>
              <table:table-cell office:value-type="float" office:value="-398.2517878">
                <text:p>-398.2517878</text:p>
              </table:table-cell>
              <table:table-cell office:value-type="float" office:value="3.03">
                <text:p>3.03</text:p>
              </table:table-cell>
              <table:table-cell office:value-type="float" office:value="-398.38643">
                <text:p>-398.38643</text:p>
              </table:table-cell>
            </table:table-row>
            <table:table-row>
              <table:table-cell office:value-type="float" office:value="-397.8567758">
                <text:p>-397.8567758</text:p>
              </table:table-cell>
              <table:table-cell office:value-type="float" office:value="1.27">
                <text:p>1.27</text:p>
              </table:table-cell>
              <table:table-cell office:value-type="float" office:value="-398.618968">
                <text:p>-398.618968</text:p>
              </table:table-cell>
              <table:table-cell office:value-type="float" office:value="0.83">
                <text:p>0.83</text:p>
              </table:table-cell>
              <table:table-cell office:value-type="float" office:value="-397.8567758">
                <text:p>-397.8567758</text:p>
              </table:table-cell>
              <table:table-cell office:value-type="float" office:value="2.92">
                <text:p>2.92</text:p>
              </table:table-cell>
              <table:table-cell office:value-type="float" office:value="-398.38583">
                <text:p>-398.38583</text:p>
              </table:table-cell>
            </table:table-row>
            <table:table-row>
              <table:table-cell office:value-type="float" office:value="-397.1592355">
                <text:p>-397.1592355</text:p>
              </table:table-cell>
              <table:table-cell office:value-type="float" office:value="1.16">
                <text:p>1.16</text:p>
              </table:table-cell>
              <table:table-cell office:value-type="float" office:value="-398.5746806">
                <text:p>-398.5746806</text:p>
              </table:table-cell>
              <table:table-cell office:value-type="float" office:value="0.72">
                <text:p>0.72</text:p>
              </table:table-cell>
              <table:table-cell office:value-type="float" office:value="-397.1592355">
                <text:p>-397.1592355</text:p>
              </table:table-cell>
              <table:table-cell office:value-type="float" office:value="2.81">
                <text:p>2.81</text:p>
              </table:table-cell>
              <table:table-cell office:value-type="float" office:value="-398.38503">
                <text:p>-398.38503</text:p>
              </table:table-cell>
            </table:table-row>
            <table:table-row>
              <table:table-cell office:value-type="float" office:value="-395.9390505">
                <text:p>-395.9390505</text:p>
              </table:table-cell>
              <table:table-cell office:value-type="float" office:value="1.05">
                <text:p>1.05</text:p>
              </table:table-cell>
              <table:table-cell office:value-type="float" office:value="-398.466935">
                <text:p>-398.466935</text:p>
              </table:table-cell>
              <table:table-cell office:value-type="float" office:value="0.61">
                <text:p>0.61</text:p>
              </table:table-cell>
              <table:table-cell office:value-type="float" office:value="-395.9390505">
                <text:p>-395.9390505</text:p>
              </table:table-cell>
              <table:table-cell office:value-type="float" office:value="2.7">
                <text:p>2.7</text:p>
              </table:table-cell>
              <table:table-cell office:value-type="float" office:value="-398.38398">
                <text:p>-398.38398</text:p>
              </table:table-cell>
            </table:table-row>
            <table:table-row>
              <table:table-cell office:value-type="float" office:value="-393.7746639">
                <text:p>-393.7746639</text:p>
              </table:table-cell>
              <table:table-cell office:value-type="float" office:value="0.94">
                <text:p>0.94</text:p>
              </table:table-cell>
              <table:table-cell office:value-type="float" office:value="-398.2517878">
                <text:p>-398.2517878</text:p>
              </table:table-cell>
              <table:table-cell office:value-type="float" office:value="0.5">
                <text:p>0.5</text:p>
              </table:table-cell>
              <table:table-cell office:value-type="float" office:value="-393.7746639">
                <text:p>-393.7746639</text:p>
              </table:table-cell>
              <table:table-cell office:value-type="float" office:value="2.59">
                <text:p>2.59</text:p>
              </table:table-cell>
              <table:table-cell office:value-type="float" office:value="-398.38263">
                <text:p>-398.38263</text:p>
              </table:table-cell>
            </table:table-row>
            <table:table-row>
              <table:table-cell office:value-type="string"/>
              <table:table-cell office:value-type="float" office:value="0.83">
                <text:p>0.83</text:p>
              </table:table-cell>
              <table:table-cell office:value-type="float" office:value="-397.8567758">
                <text:p>-397.856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-398.38091">
                <text:p>-398.38091</text:p>
              </table:table-cell>
            </table:table-row>
            <table:table-row>
              <table:table-cell office:value-type="string"/>
              <table:table-cell office:value-type="float" office:value="0.72">
                <text:p>0.72</text:p>
              </table:table-cell>
              <table:table-cell office:value-type="float" office:value="-397.1592355">
                <text:p>-397.1592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">
                <text:p>2.37</text:p>
              </table:table-cell>
              <table:table-cell office:value-type="float" office:value="-398.37877">
                <text:p>-398.37877</text:p>
              </table:table-cell>
            </table:table-row>
            <table:table-row>
              <table:table-cell office:value-type="string"/>
              <table:table-cell office:value-type="float" office:value="0.61">
                <text:p>0.61</text:p>
              </table:table-cell>
              <table:table-cell office:value-type="float" office:value="-395.9390505">
                <text:p>-395.939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">
                <text:p>2.26</text:p>
              </table:table-cell>
              <table:table-cell office:value-type="float" office:value="-398.37621">
                <text:p>-398.37621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-393.7746639">
                <text:p>-393.7746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-398.37329">
                <text:p>-398.373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-398.37025">
                <text:p>-398.37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-398.36754">
                <text:p>-398.36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">
                <text:p>1.82</text:p>
              </table:table-cell>
              <table:table-cell office:value-type="float" office:value="-398.36565">
                <text:p>-398.36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">
                <text:p>1.71</text:p>
              </table:table-cell>
              <table:table-cell office:value-type="float" office:value="-398.36404">
                <text:p>-398.36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398.3603">
                <text:p>-398.3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-398.42913">
                <text:p>-398.42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-398.41083">
                <text:p>-398.41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">
                <text:p>1.27</text:p>
              </table:table-cell>
              <table:table-cell office:value-type="float" office:value="-398.37102">
                <text:p>-398.371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-398.29556">
                <text:p>-398.29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">
                <text:p>1.05</text:p>
              </table:table-cell>
              <table:table-cell office:value-type="float" office:value="-398.1604">
                <text:p>-398.1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-397.92435">
                <text:p>-397.92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-397.51642">
                <text:p>-397.51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-396.81325">
                <text:p>-396.81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-395.59175">
                <text:p>-395.59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393.42021">
                <text:p>-393.420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